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77000003229DACD1A4.jpg"/>
  <manifest:file-entry manifest:media-type="image/jpeg" manifest:full-path="Pictures/100000000000029C0000015CC732778D.jpg"/>
  <manifest:file-entry manifest:media-type="image/jpeg" manifest:full-path="Pictures/1000000000000119000000C5DFE954A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e8" style:family="table">
      <style:table-properties style:width="16.036cm" fo:margin-left="0.016cm" fo:margin-right="-0.051cm" table:align="margins" style:writing-mode="lr-tb"/>
    </style:style>
    <style:style style:name="Table8.A" style:family="table-column">
      <style:table-column-properties style:column-width="6.932cm" style:rel-column-width="28333*"/>
    </style:style>
    <style:style style:name="Table8.B" style:family="table-column">
      <style:table-column-properties style:column-width="5.08cm" style:rel-column-width="20763*"/>
    </style:style>
    <style:style style:name="Table8.C" style:family="table-column">
      <style:table-column-properties style:column-width="4.022cm" style:rel-column-width="16439*"/>
    </style:style>
    <style:style style:name="Table8.1" style:family="table-row">
      <style:table-row-properties style:min-row-height="0.706cm" style:keep-together="true" fo:keep-together="auto"/>
    </style:style>
    <style:style style:name="Table8.A1" style:family="table-cell">
      <style:table-cell-properties style:vertical-align="middle" fo:background-color="#e6e6e6" style:border-line-width-top="0.002cm 0.035cm 0.002cm" fo:padding-left="0.123cm" fo:padding-right="0.123cm" fo:padding-top="0cm" fo:padding-bottom="0cm" fo:border-left="0.018cm solid #c0c0c0" fo:border-right="none" fo:border-top="0.039cm double #c0c0c0" fo:border-bottom="0.018cm solid #c0c0c0" style:writing-mode="lr-tb">
        <style:background-image/>
      </style:table-cell-properties>
    </style:style>
    <style:style style:name="Table8.C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e8.A2" style:family="table-cell">
      <style:table-cell-properties style:vertical-align="top" fo:padding-left="0.123cm" fo:padding-right="0.123cm" fo:padding-top="0cm" fo:padding-bottom="0cm" fo:border-left="0.018cm solid #c0c0c0" fo:border-right="none" fo:border-top="0.018cm solid #c0c0c0" fo:border-bottom="0.018cm solid #c0c0c0" style:writing-mode="lr-tb"/>
    </style:style>
    <style:style style:name="Table8.C2" style:family="table-cell">
      <style:table-cell-properties style:vertical-align="bottom" style:border-line-width-right="0.002cm 0.035cm 0.002cm" fo:padding-left="0.123cm" fo:padding-right="0.123cm" fo:padding-top="0cm" fo:padding-bottom="0cm" fo:border-left="0.018cm solid #c0c0c0" fo:border-right="0.039cm double #c0c0c0" fo:border-top="0.018cm solid #c0c0c0" fo:border-bottom="0.018cm solid #c0c0c0" style:writing-mode="lr-tb"/>
    </style:style>
    <style:style style:name="Table8.A4" style:family="table-cell">
      <style:table-cell-properties style:vertical-align="top" style:border-line-width-bottom="0.002cm 0.035cm 0.002cm" fo:padding-left="0.123cm" fo:padding-right="0.123cm" fo:padding-top="0cm" fo:padding-bottom="0cm" fo:border-left="0.018cm solid #c0c0c0" fo:border-right="none" fo:border-top="0.018cm solid #c0c0c0" fo:border-bottom="0.039cm double #c0c0c0" style:writing-mode="lr-tb"/>
    </style:style>
    <style:style style:name="Table8.C4" style:family="table-cell">
      <style:table-cell-properties style:vertical-align="bottom" style:border-line-width-right="0.002cm 0.035cm 0.002cm" style:border-line-width-bottom="0.002cm 0.035cm 0.002cm" fo:padding-left="0.123cm" fo:padding-right="0.123cm" fo:padding-top="0cm" fo:padding-bottom="0cm" fo:border-left="0.018cm solid #c0c0c0" fo:border-right="0.039cm double #c0c0c0" fo:border-top="0.018cm solid #c0c0c0" fo:border-bottom="0.039cm double #c0c0c0" style:writing-mode="lr-tb"/>
    </style:style>
    <style:style style:name="Table6" style:family="table">
      <style:table-properties style:width="16.009cm" fo:margin-left="-0.011cm" fo:margin-right="0.002cm" table:align="margins" style:writing-mode="lr-tb"/>
    </style:style>
    <style:style style:name="Table6.A" style:family="table-column">
      <style:table-column-properties style:column-width="9.712cm" style:rel-column-width="39754*"/>
    </style:style>
    <style:style style:name="Table6.B" style:family="table-column">
      <style:table-column-properties style:column-width="6.297cm" style:rel-column-width="25781*"/>
    </style:style>
    <style:style style:name="Table6.1" style:family="table-row">
      <style:table-row-properties style:min-row-height="0.706cm" style:keep-together="true" fo:keep-together="auto"/>
    </style:style>
    <style:style style:name="Table6.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e6.B1" style:family="table-cell">
      <style:table-cell-properties style:vertical-align="middle" fo:background-color="#e6e6e6" style:border-line-width-top="0.002cm 0.035cm 0.002cm" fo:padding-left="0.123cm" fo:padding-right="0.123cm" fo:padding-top="0cm" fo:padding-bottom="0cm" fo:border-left="0.018cm solid #c0c0c0" fo:border-right="0.018cm solid #c0c0c0" fo:border-top="0.039cm double #c0c0c0" fo:border-bottom="0.018cm solid #c0c0c0" style:writing-mode="lr-tb">
        <style:background-image/>
      </style:table-cell-properties>
    </style:style>
    <style:style style:name="Table6.A2" style:family="table-cell">
      <style:table-cell-properties style:vertical-align="bottom" style:border-line-width-left="0.002cm 0.035cm 0.002cm" fo:padding-left="0.123cm" fo:padding-right="0.123cm" fo:padding-top="0cm" fo:padding-bottom="0cm" fo:border-left="0.039cm double #c0c0c0" fo:border-right="none" fo:border-top="0.018cm solid #c0c0c0" fo:border-bottom="0.018cm solid #c0c0c0" style:writing-mode="lr-tb"/>
    </style:style>
    <style:style style:name="Table6.B2" style:family="table-cell">
      <style:table-cell-properties style:vertical-align="top" fo:padding-left="0.123cm" fo:padding-right="0.123cm" fo:padding-top="0cm" fo:padding-bottom="0cm" fo:border="0.018cm solid #c0c0c0" style:writing-mode="lr-tb"/>
    </style:style>
    <style:style style:name="Table9" style:family="table">
      <style:table-properties style:width="16.009cm" fo:margin-left="-0.011cm" fo:margin-right="0.002cm" table:align="margins" style:writing-mode="lr-tb"/>
    </style:style>
    <style:style style:name="Table9.A" style:family="table-column">
      <style:table-column-properties style:column-width="9.606cm" style:rel-column-width="39321*"/>
    </style:style>
    <style:style style:name="Table9.B" style:family="table-column">
      <style:table-column-properties style:column-width="6.403cm" style:rel-column-width="26214*"/>
    </style:style>
    <style:style style:name="Table9.1" style:family="table-row">
      <style:table-row-properties style:min-row-height="0.706cm" style:keep-together="true" fo:keep-together="auto"/>
    </style:style>
    <style:style style:name="Table9.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e9.B1" style:family="table-cell">
      <style:table-cell-properties style:vertical-align="middle" fo:background-color="#e6e6e6" style:border-line-width-top="0.002cm 0.035cm 0.002cm" fo:padding-left="0.123cm" fo:padding-right="0.123cm" fo:padding-top="0cm" fo:padding-bottom="0cm" fo:border-left="0.018cm solid #c0c0c0" fo:border-right="0.018cm solid #c0c0c0" fo:border-top="0.039cm double #c0c0c0" fo:border-bottom="0.018cm solid #c0c0c0" style:writing-mode="lr-tb">
        <style:background-image/>
      </style:table-cell-properties>
    </style:style>
    <style:style style:name="Table9.A2" style:family="table-cell">
      <style:table-cell-properties style:vertical-align="bottom" style:border-line-width-left="0.002cm 0.035cm 0.002cm" fo:padding-left="0.123cm" fo:padding-right="0.123cm" fo:padding-top="0cm" fo:padding-bottom="0cm" fo:border-left="0.039cm double #c0c0c0" fo:border-right="none" fo:border-top="0.018cm solid #c0c0c0" fo:border-bottom="0.018cm solid #c0c0c0" style:writing-mode="lr-tb"/>
    </style:style>
    <style:style style:name="Table9.B2" style:family="table-cell">
      <style:table-cell-properties style:vertical-align="top" fo:padding-left="0.123cm" fo:padding-right="0.123cm" fo:padding-top="0cm" fo:padding-bottom="0cm" fo:border="0.018cm solid #c0c0c0" style:writing-mode="lr-tb"/>
    </style:style>
    <style:style style:name="Table10" style:family="table">
      <style:table-properties style:width="15.99cm" fo:margin-left="-0.011cm" fo:margin-right="0.021cm" table:align="margins" style:writing-mode="lr-tb"/>
    </style:style>
    <style:style style:name="Table10.A" style:family="table-column">
      <style:table-column-properties style:column-width="6.433cm" style:rel-column-width="26365*"/>
    </style:style>
    <style:style style:name="Table10.B" style:family="table-column">
      <style:table-column-properties style:column-width="1.826cm" style:rel-column-width="7482*"/>
    </style:style>
    <style:style style:name="Table10.C" style:family="table-column">
      <style:table-column-properties style:column-width="1.924cm" style:rel-column-width="7887*"/>
    </style:style>
    <style:style style:name="Table10.D" style:family="table-column">
      <style:table-column-properties style:column-width="5.807cm" style:rel-column-width="23801*"/>
    </style:style>
    <style:style style:name="Table10.1" style:family="table-row">
      <style:table-row-properties style:keep-together="false" fo:keep-together="always"/>
    </style:style>
    <style:style style:name="Table10.A1" style:family="table-cell">
      <style:table-cell-properties style:vertical-align="middle" fo:background-color="#e6e6e6" style:border-line-width-top="0.002cm 0.035cm 0.002cm" fo:padding-left="0.123cm" fo:padding-right="0.123cm" fo:padding-top="0cm" fo:padding-bottom="0cm" fo:border-left="0.018cm solid #c0c0c0" fo:border-right="none" fo:border-top="0.039cm double #c0c0c0" fo:border-bottom="0.018cm solid #c0c0c0" style:writing-mode="lr-tb">
        <style:background-image/>
      </style:table-cell-properties>
    </style:style>
    <style:style style:name="Table10.B1.1" style:family="table-column">
      <style:table-column-properties style:column-width="1.827cm" style:rel-column-width="7489*"/>
    </style:style>
    <style:style style:name="Table10.B1.2" style:family="table-column">
      <style:table-column-properties style:column-width="1.923cm" style:rel-column-width="7880*"/>
    </style:style>
    <style:style style:name="Table10.B1.1" style:family="table-row">
      <style:table-row-properties style:min-row-height="0.737cm" style:keep-together="false" fo:keep-together="always"/>
    </style:style>
    <style:style style:name="Table10.B1.1.2" style:family="table-cell">
      <style:table-cell-properties style:vertical-align="middle"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10.2" style:family="table-row">
      <style:table-row-properties style:min-row-height="0.706cm" style:keep-together="true" fo:keep-together="auto"/>
    </style:style>
    <style:style style:name="Table10.A2" style:family="table-cell">
      <style:table-cell-properties style:vertical-align="top" fo:padding-left="0.123cm" fo:padding-right="0.123cm" fo:padding-top="0cm" fo:padding-bottom="0cm" fo:border-left="0.018cm solid #c0c0c0" fo:border-right="none" fo:border-top="0.018cm solid #c0c0c0" fo:border-bottom="0.018cm solid #c0c0c0" style:writing-mode="lr-tb"/>
    </style:style>
    <style:style style:name="Table10.D2" style:family="table-cell">
      <style:table-cell-properties style:vertical-align="top" fo:padding-left="0.123cm" fo:padding-right="0.123cm" fo:padding-top="0cm" fo:padding-bottom="0cm" fo:border="0.018cm solid #c0c0c0" style:writing-mode="lr-tb"/>
    </style:style>
    <style:style style:name="Tabla6" style:family="table">
      <style:table-properties style:width="15.99cm" fo:margin-left="0cm" fo:margin-right="0.011cm" table:align="margins" style:writing-mode="lr-tb"/>
    </style:style>
    <style:style style:name="Tabla6.A" style:family="table-column">
      <style:table-column-properties style:column-width="4.835cm" style:rel-column-width="19815*"/>
    </style:style>
    <style:style style:name="Tabla6.B" style:family="table-column">
      <style:table-column-properties style:column-width="4.322cm" style:rel-column-width="17712*"/>
    </style:style>
    <style:style style:name="Tabla6.C" style:family="table-column">
      <style:table-column-properties style:column-width="6.833cm" style:rel-column-width="28008*"/>
    </style:style>
    <style:style style:name="Tabla6.A1" style:family="table-cell">
      <style:table-cell-properties fo:background-color="#e6e6e6" style:border-line-width-left="0.002cm 0.035cm 0.002cm" style:border-line-width-top="0.002cm 0.035cm 0.002cm" fo:padding="0.097cm" fo:border-left="0.039cm double #c0c0c0" fo:border-right="none" fo:border-top="0.039cm double #c0c0c0" fo:border-bottom="0.018cm solid #c0c0c0">
        <style:background-image/>
      </style:table-cell-properties>
    </style:style>
    <style:style style:name="Tabla6.B1" style:family="table-cell">
      <style:table-cell-properties fo:background-color="#e6e6e6" style:border-line-width-top="0.002cm 0.035cm 0.002cm" fo:padding="0.097cm" fo:border-left="0.018cm solid #c0c0c0" fo:border-right="none" fo:border-top="0.039cm double #c0c0c0" fo:border-bottom="0.018cm solid #c0c0c0">
        <style:background-image/>
      </style:table-cell-properties>
    </style:style>
    <style:style style:name="Tabla6.C1" style:family="table-cell">
      <style:table-cell-properties fo:background-color="#e6e6e6" style:border-line-width-right="0.002cm 0.035cm 0.002cm" style:border-line-width-top="0.002cm 0.035cm 0.002cm" fo:padding="0.097cm" fo:border-left="0.018cm solid #c0c0c0" fo:border-right="0.039cm double #c0c0c0" fo:border-top="0.039cm double #c0c0c0" fo:border-bottom="0.018cm solid #c0c0c0">
        <style:background-image/>
      </style:table-cell-properties>
    </style:style>
    <style:style style:name="Tabla6.A2" style:family="table-cell">
      <style:table-cell-properties style:border-line-width-left="0.002cm 0.035cm 0.002cm" fo:padding="0.097cm" fo:border-left="0.039cm double #c0c0c0" fo:border-right="none" fo:border-top="none" fo:border-bottom="0.018cm solid #c0c0c0"/>
    </style:style>
    <style:style style:name="Tabla6.B2" style:family="table-cell">
      <style:table-cell-properties fo:padding="0.097cm" fo:border-left="0.018cm solid #c0c0c0" fo:border-right="none" fo:border-top="none" fo:border-bottom="0.018cm solid #c0c0c0"/>
    </style:style>
    <style:style style:name="Tabla6.C2" style:family="table-cell">
      <style:table-cell-properties style:border-line-width-right="0.002cm 0.035cm 0.002cm" fo:padding="0.097cm" fo:border-left="0.018cm solid #c0c0c0" fo:border-right="0.039cm double #c0c0c0" fo:border-top="none" fo:border-bottom="0.018cm solid #c0c0c0"/>
    </style:style>
    <style:style style:name="Tabla6.A4" style:family="table-cell">
      <style:table-cell-properties style:border-line-width-left="0.002cm 0.035cm 0.002cm" style:border-line-width-bottom="0.002cm 0.035cm 0.002cm" fo:padding="0.097cm" fo:border-left="0.039cm double #c0c0c0" fo:border-right="none" fo:border-top="none" fo:border-bottom="0.039cm double #c0c0c0"/>
    </style:style>
    <style:style style:name="Tabla6.B4" style:family="table-cell">
      <style:table-cell-properties style:border-line-width-bottom="0.002cm 0.035cm 0.002cm" fo:padding="0.097cm" fo:border-left="0.018cm solid #c0c0c0" fo:border-right="none" fo:border-top="none" fo:border-bottom="0.039cm double #c0c0c0"/>
    </style:style>
    <style:style style:name="Tabla6.C4" style:family="table-cell">
      <style:table-cell-properties style:border-line-width-right="0.002cm 0.035cm 0.002cm" style:border-line-width-bottom="0.002cm 0.035cm 0.002cm" fo:padding="0.097cm" fo:border-left="0.018cm solid #c0c0c0" fo:border-right="0.039cm double #c0c0c0" fo:border-top="none" fo:border-bottom="0.039cm double #c0c0c0"/>
    </style:style>
    <style:style style:name="Tabla7" style:family="table">
      <style:table-properties style:width="15.963cm" fo:margin-left="0.018cm" fo:margin-right="0.019cm" table:align="margins" style:writing-mode="lr-tb"/>
    </style:style>
    <style:style style:name="Tabla7.A" style:family="table-column">
      <style:table-column-properties style:column-width="2.628cm" style:rel-column-width="10789*"/>
    </style:style>
    <style:style style:name="Tabla7.B" style:family="table-column">
      <style:table-column-properties style:column-width="2.362cm" style:rel-column-width="9696*"/>
    </style:style>
    <style:style style:name="Tabla7.C" style:family="table-column">
      <style:table-column-properties style:column-width="3.942cm" style:rel-column-width="16184*"/>
    </style:style>
    <style:style style:name="Tabla7.D" style:family="table-column">
      <style:table-column-properties style:column-width="7.031cm" style:rel-column-width="28866*"/>
    </style:style>
    <style:style style:name="Tabla7.A1" style:family="table-cell">
      <style:table-cell-properties fo:background-color="#e6e6e6" style:border-line-width-left="0.002cm 0.035cm 0.002cm" style:border-line-width-top="0.002cm 0.035cm 0.002cm" fo:padding="0.097cm" fo:border-left="0.039cm double #c0c0c0" fo:border-right="none" fo:border-top="0.039cm double #c0c0c0" fo:border-bottom="0.018cm solid #c0c0c0">
        <style:background-image/>
      </style:table-cell-properties>
    </style:style>
    <style:style style:name="Tabla7.B1" style:family="table-cell">
      <style:table-cell-properties fo:background-color="#e6e6e6" style:border-line-width-top="0.002cm 0.035cm 0.002cm" fo:padding="0.097cm" fo:border-left="0.018cm solid #c0c0c0" fo:border-right="none" fo:border-top="0.039cm double #c0c0c0" fo:border-bottom="0.018cm solid #c0c0c0">
        <style:background-image/>
      </style:table-cell-properties>
    </style:style>
    <style:style style:name="Tabla7.D1" style:family="table-cell">
      <style:table-cell-properties fo:background-color="#e6e6e6" style:border-line-width-right="0.002cm 0.035cm 0.002cm" style:border-line-width-top="0.002cm 0.035cm 0.002cm" fo:padding="0.097cm" fo:border-left="0.018cm solid #c0c0c0" fo:border-right="0.039cm double #c0c0c0" fo:border-top="0.039cm double #c0c0c0" fo:border-bottom="0.018cm solid #c0c0c0">
        <style:background-image/>
      </style:table-cell-properties>
    </style:style>
    <style:style style:name="Tabla7.A2" style:family="table-cell">
      <style:table-cell-properties style:border-line-width-left="0.002cm 0.035cm 0.002cm" fo:padding="0.097cm" fo:border-left="0.039cm double #c0c0c0" fo:border-right="none" fo:border-top="none" fo:border-bottom="0.018cm solid #c0c0c0"/>
    </style:style>
    <style:style style:name="Tabla7.B2" style:family="table-cell">
      <style:table-cell-properties fo:padding="0.097cm" fo:border-left="0.018cm solid #c0c0c0" fo:border-right="none" fo:border-top="none" fo:border-bottom="0.018cm solid #c0c0c0"/>
    </style:style>
    <style:style style:name="Tabla7.D2" style:family="table-cell">
      <style:table-cell-properties style:border-line-width-right="0.002cm 0.035cm 0.002cm" fo:padding="0.097cm" fo:border-left="0.018cm solid #c0c0c0" fo:border-right="0.039cm double #c0c0c0" fo:border-top="none" fo:border-bottom="0.018cm solid #c0c0c0"/>
    </style:style>
    <style:style style:name="Tabla7.A4" style:family="table-cell">
      <style:table-cell-properties style:border-line-width-left="0.002cm 0.035cm 0.002cm" style:border-line-width-bottom="0.002cm 0.035cm 0.002cm" fo:padding="0.097cm" fo:border-left="0.039cm double #c0c0c0" fo:border-right="none" fo:border-top="none" fo:border-bottom="0.039cm double #c0c0c0"/>
    </style:style>
    <style:style style:name="Tabla7.B4" style:family="table-cell">
      <style:table-cell-properties style:border-line-width-bottom="0.002cm 0.035cm 0.002cm" fo:padding="0.097cm" fo:border-left="0.018cm solid #c0c0c0" fo:border-right="none" fo:border-top="none" fo:border-bottom="0.039cm double #c0c0c0"/>
    </style:style>
    <style:style style:name="Tabla7.D4" style:family="table-cell">
      <style:table-cell-properties style:border-line-width-right="0.002cm 0.035cm 0.002cm" style:border-line-width-bottom="0.002cm 0.035cm 0.002cm" fo:padding="0.097cm" fo:border-left="0.018cm solid #c0c0c0" fo:border-right="0.039cm double #c0c0c0" fo:border-top="none" fo:border-bottom="0.039cm double #c0c0c0"/>
    </style:style>
    <style:style style:name="Tabla8" style:family="table">
      <style:table-properties style:width="15.998cm" fo:margin-left="0cm" fo:margin-right="0.002cm" table:align="margins" style:writing-mode="lr-tb"/>
    </style:style>
    <style:style style:name="Tabla8.A" style:family="table-column">
      <style:table-column-properties style:column-width="7.138cm" style:rel-column-width="29241*"/>
    </style:style>
    <style:style style:name="Tabla8.B" style:family="table-column">
      <style:table-column-properties style:column-width="4.919cm" style:rel-column-width="20151*"/>
    </style:style>
    <style:style style:name="Tabla8.C" style:family="table-column">
      <style:table-column-properties style:column-width="3.941cm" style:rel-column-width="16143*"/>
    </style:style>
    <style:style style:name="Tabla8.A1" style:family="table-cell">
      <style:table-cell-properties fo:background-color="#e6e6e6" style:border-line-width-left="0.002cm 0.035cm 0.002cm" style:border-line-width-top="0.002cm 0.035cm 0.002cm" fo:padding="0.097cm" fo:border-left="0.039cm double #c0c0c0" fo:border-right="none" fo:border-top="0.039cm double #c0c0c0" fo:border-bottom="0.018cm solid #c0c0c0">
        <style:background-image/>
      </style:table-cell-properties>
    </style:style>
    <style:style style:name="Tabla8.B1" style:family="table-cell">
      <style:table-cell-properties fo:background-color="#e6e6e6" style:border-line-width-top="0.002cm 0.035cm 0.002cm" fo:padding="0.097cm" fo:border-left="0.018cm solid #c0c0c0" fo:border-right="none" fo:border-top="0.039cm double #c0c0c0" fo:border-bottom="0.018cm solid #c0c0c0">
        <style:background-image/>
      </style:table-cell-properties>
    </style:style>
    <style:style style:name="Tabla8.C1" style:family="table-cell">
      <style:table-cell-properties fo:background-color="#e6e6e6" style:border-line-width-right="0.002cm 0.035cm 0.002cm" style:border-line-width-top="0.002cm 0.035cm 0.002cm" fo:padding="0.097cm" fo:border-left="0.018cm solid #c0c0c0" fo:border-right="0.039cm double #c0c0c0" fo:border-top="0.039cm double #c0c0c0" fo:border-bottom="0.018cm solid #c0c0c0">
        <style:background-image/>
      </style:table-cell-properties>
    </style:style>
    <style:style style:name="Tabla8.A2" style:family="table-cell">
      <style:table-cell-properties style:border-line-width-left="0.002cm 0.035cm 0.002cm" fo:padding="0.097cm" fo:border-left="0.039cm double #c0c0c0" fo:border-right="none" fo:border-top="none" fo:border-bottom="0.018cm solid #c0c0c0"/>
    </style:style>
    <style:style style:name="Tabla8.B2" style:family="table-cell">
      <style:table-cell-properties fo:padding="0.097cm" fo:border-left="0.018cm solid #c0c0c0" fo:border-right="none" fo:border-top="none" fo:border-bottom="0.018cm solid #c0c0c0"/>
    </style:style>
    <style:style style:name="Tabla8.C2" style:family="table-cell">
      <style:table-cell-properties style:border-line-width-right="0.002cm 0.035cm 0.002cm" fo:padding="0.097cm" fo:border-left="0.018cm solid #c0c0c0" fo:border-right="0.039cm double #c0c0c0" fo:border-top="none" fo:border-bottom="0.018cm solid #c0c0c0"/>
    </style:style>
    <style:style style:name="Tabla8.A4" style:family="table-cell">
      <style:table-cell-properties style:border-line-width-left="0.002cm 0.035cm 0.002cm" style:border-line-width-bottom="0.002cm 0.035cm 0.002cm" fo:padding="0.097cm" fo:border-left="0.039cm double #c0c0c0" fo:border-right="none" fo:border-top="none" fo:border-bottom="0.039cm double #c0c0c0"/>
    </style:style>
    <style:style style:name="Tabla8.B4" style:family="table-cell">
      <style:table-cell-properties style:border-line-width-bottom="0.002cm 0.035cm 0.002cm" fo:padding="0.097cm" fo:border-left="0.018cm solid #c0c0c0" fo:border-right="none" fo:border-top="none" fo:border-bottom="0.039cm double #c0c0c0"/>
    </style:style>
    <style:style style:name="Tabla8.C4" style:family="table-cell">
      <style:table-cell-properties style:border-line-width-right="0.002cm 0.035cm 0.002cm" style:border-line-width-bottom="0.002cm 0.035cm 0.002cm" fo:padding="0.097cm" fo:border-left="0.018cm solid #c0c0c0" fo:border-right="0.039cm double #c0c0c0" fo:border-top="none" fo:border-bottom="0.039cm double #c0c0c0"/>
    </style:style>
    <style:style style:name="Tabla9" style:family="table">
      <style:table-properties style:width="15.993cm" table:align="left"/>
    </style:style>
    <style:style style:name="Tabla9.A" style:family="table-column">
      <style:table-column-properties style:column-width="2.985cm"/>
    </style:style>
    <style:style style:name="Tabla9.B" style:family="table-column">
      <style:table-column-properties style:column-width="4.974cm"/>
    </style:style>
    <style:style style:name="Tabla9.C" style:family="table-column">
      <style:table-column-properties style:column-width="1.415cm"/>
    </style:style>
    <style:style style:name="Tabla9.D" style:family="table-column">
      <style:table-column-properties style:column-width="1.115cm"/>
    </style:style>
    <style:style style:name="Tabla9.E" style:family="table-column">
      <style:table-column-properties style:column-width="5.505cm"/>
    </style:style>
    <style:style style:name="Tabla9.A1" style:family="table-cell">
      <style:table-cell-properties fo:background-color="#e6e6e6" fo:padding="0.097cm" fo:border-left="0.002cm solid #999999" fo:border-right="none" fo:border-top="0.002cm solid #999999" fo:border-bottom="0.002cm solid #999999">
        <style:background-image/>
      </style:table-cell-properties>
    </style:style>
    <style:style style:name="Tabla9.E1" style:family="table-cell">
      <style:table-cell-properties fo:background-color="#e6e6e6" fo:padding="0.097cm" fo:border="0.002cm solid #999999">
        <style:background-image/>
      </style:table-cell-properties>
    </style:style>
    <style:style style:name="Tabla9.A2" style:family="table-cell">
      <style:table-cell-properties fo:padding="0.097cm" fo:border-left="0.002cm solid #999999" fo:border-right="none" fo:border-top="none" fo:border-bottom="0.002cm solid #999999"/>
    </style:style>
    <style:style style:name="Tabla9.E2" style:family="table-cell">
      <style:table-cell-properties fo:padding="0.097cm" fo:border-left="0.002cm solid #999999" fo:border-right="0.002cm solid #999999" fo:border-top="none" fo:border-bottom="0.002cm solid #999999"/>
    </style:style>
    <style:style style:name="Tabla24" style:family="table">
      <style:table-properties style:width="12.707cm" fo:margin-left="1.646cm" fo:margin-right="1.647cm" table:align="margins" style:writing-mode="lr-tb"/>
    </style:style>
    <style:style style:name="Tabla24.A" style:family="table-column">
      <style:table-column-properties style:column-width="2.91cm" style:rel-column-width="15010*"/>
    </style:style>
    <style:style style:name="Tabla24.B" style:family="table-column">
      <style:table-column-properties style:column-width="9.797cm" style:rel-column-width="50525*"/>
    </style:style>
    <style:style style:name="Tabla24.1" style:family="table-row">
      <style:table-row-properties style:min-row-height="0.711cm" style:keep-together="true" fo:keep-together="auto"/>
    </style:style>
    <style:style style:name="Tabla24.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4.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4.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4.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4.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4.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e5" style:family="table">
      <style:table-properties style:width="16cm"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style:vertical-align="middle"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style:font-name-complex="Arial"/>
    </style:style>
    <style:style style:name="P3" style:family="paragraph" style:parent-style-name="Text_20_body">
      <style:paragraph-properties fo:margin-left="0cm" fo:margin-right="0cm" fo:text-align="justify" style:justify-single-word="false" fo:text-indent="0cm" style:auto-text-indent="false" fo:padding="0cm" fo:border="none"/>
      <style:text-properties fo:color="#000000"/>
    </style:style>
    <style:style style:name="P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8" style:family="paragraph" style:parent-style-name="Text_20_body">
      <style:paragraph-properties fo:padding="0cm" fo:border="none"/>
    </style:style>
    <style:style style:name="P9" style:family="paragraph" style:parent-style-name="Title" style:master-page-name="">
      <style:paragraph-properties style:page-number="auto" fo:padding="0cm" fo:border="none"/>
    </style:style>
    <style:style style:name="P10"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start" style:justify-single-word="false" style:snap-to-layout-grid="false"/>
      <style:text-properties fo:font-weight="normal" style:font-weight-asian="normal" style:font-weight-complex="normal"/>
    </style:style>
    <style:style style:name="P13" style:family="paragraph" style:parent-style-name="Standard">
      <style:paragraph-properties fo:text-align="center" style:justify-single-word="false" style:snap-to-layout-grid="false"/>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Hoja_20_de_20_Control">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style>
    <style:style style:name="P24" style:family="paragraph" style:parent-style-name="Table_20_Contents">
      <style:text-properties fo:color="#000000"/>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ext_20_body">
      <style:text-properties fo:color="#000000"/>
    </style:style>
    <style:style style:name="P29" style:family="paragraph" style:parent-style-name="Text_20_body">
      <style:paragraph-properties fo:text-align="justify" style:justify-single-word="false"/>
      <style:text-properties fo:color="#00000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fo:hyphenation-ladder-count="no-limit"/>
      <style:text-properties fo:hyphenate="false" fo:hyphenation-remain-char-count="2" fo:hyphenation-push-char-count="2"/>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justify" style:justify-single-word="false"/>
      <style:text-properties fo:font-weight="normal" style:font-weight-asian="normal" style:font-weight-complex="normal"/>
    </style:style>
    <style:style style:name="P34" style:family="paragraph" style:parent-style-name="Text_20_body">
      <style:paragraph-properties fo:text-align="justify" style:justify-single-word="false" fo:hyphenation-ladder-count="no-limit"/>
      <style:text-properties fo:font-weight="normal" style:font-weight-asian="normal" style:font-weight-complex="normal" fo:hyphenate="false" fo:hyphenation-remain-char-count="2" fo:hyphenation-push-char-count="2"/>
    </style:style>
    <style:style style:name="P35" style:family="paragraph" style:parent-style-name="Text_20_body">
      <style:paragraph-properties>
        <style:tab-stops>
          <style:tab-stop style:position="0.445cm"/>
        </style:tab-stops>
      </style:paragraph-properties>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break-before="page"/>
    </style:style>
    <style:style style:name="P3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9" style:family="paragraph" style:parent-style-name="Nota_20_al_20_pié">
      <style:paragraph-properties fo:text-align="start" style:justify-single-word="false"/>
    </style:style>
    <style:style style:name="P40" style:family="paragraph" style:parent-style-name="Standard">
      <style:paragraph-properties fo:margin-top="0.106cm" fo:margin-bottom="0.106cm" fo:text-align="center" style:justify-single-word="false" style:snap-to-layout-grid="false"/>
      <style:text-properties fo:font-weight="bold" style:font-weight-asian="bold"/>
    </style:style>
    <style:style style:name="P41" style:family="paragraph" style:parent-style-name="Standard">
      <style:paragraph-properties fo:text-align="start" style:justify-single-word="false" fo:background-color="#ffffff">
        <style:background-image/>
      </style:paragraph-properties>
    </style:style>
    <style:style style:name="P42" style:family="paragraph" style:parent-style-name="Standard">
      <style:paragraph-properties fo:margin-top="0cm" fo:margin-bottom="0cm" fo:text-align="center" style:justify-single-word="false" style:snap-to-layout-grid="false"/>
      <style:text-properties fo:color="#000000" fo:font-weight="bold" style:font-weight-asian="bold" style:font-name-complex="Arial"/>
    </style:style>
    <style:style style:name="P43" style:family="paragraph" style:parent-style-name="Table_20_Heading">
      <style:text-properties fo:font-size="10pt" style:font-size-asian="10pt" style:font-size-complex="10pt"/>
    </style:style>
    <style:style style:name="P44" style:family="paragraph" style:parent-style-name="Standard" style:master-page-name="Portada">
      <style:paragraph-properties style:page-number="auto"/>
    </style:style>
    <style:style style:name="P45" style:family="paragraph" style:parent-style-name="Heading" style:master-page-name="Standard">
      <style:paragraph-properties style:page-number="auto"/>
    </style:style>
    <style:style style:name="P46" style:family="paragraph" style:parent-style-name="Text_20_body" style:list-style-name="L1"/>
    <style:style style:name="P47" style:family="paragraph" style:parent-style-name="Text_20_body" style:list-style-name="L2">
      <style:paragraph-properties fo:text-align="justify" style:justify-single-word="false"/>
    </style:style>
    <style:style style:name="P48" style:family="paragraph" style:parent-style-name="Text_20_body" style:list-style-name="L3">
      <style:paragraph-properties>
        <style:tab-stops>
          <style:tab-stop style:position="0.445cm"/>
        </style:tab-stops>
      </style:paragraph-properties>
      <style:text-properties fo:color="#000000" style:text-outline="false" style:text-line-through-style="none" style:font-name="NewsGotT2" fo:font-size="11pt" fo:letter-spacing="normal" fo:font-style="normal" fo:text-shadow="none" style:text-underline-style="none" fo:font-weight="normal" style:letter-kerning="false" style:font-name-asian="NewsGotT2" style:font-size-asian="11pt" style:font-style-asian="normal" style:font-weight-asian="normal" style:font-name-complex="NewsGotT2" style:font-size-complex="11pt" style:font-style-complex="normal" style:font-weight-complex="normal" style:text-emphasize="none" style:text-overline-style="none" style:text-overline-color="font-color"/>
    </style:style>
    <style:style style:name="P49" style:family="paragraph" style:parent-style-name="Text_20_body" style:list-style-name="L4"/>
    <style:style style:name="P50" style:family="paragraph" style:parent-style-name="Text_20_body" style:list-style-name="WW8Num22">
      <style:paragraph-properties fo:margin-left="-1.251cm" fo:margin-right="0cm" fo:text-align="justify" style:justify-single-word="false" fo:text-indent="0cm" style:auto-text-indent="false"/>
      <style:text-properties style:font-name-complex="Arial"/>
    </style:style>
    <style:style style:name="P51" style:family="paragraph" style:parent-style-name="Heading_20_1">
      <style:paragraph-properties fo:text-align="start" style:justify-single-word="false"/>
    </style:style>
    <style:style style:name="P52" style:family="paragraph" style:parent-style-name="Contents_20_1">
      <style:paragraph-properties>
        <style:tab-stops>
          <style:tab-stop style:position="15.9cm" style:type="right" style:leader-style="dotted" style:leader-text="."/>
        </style:tab-stops>
      </style:paragraph-properties>
    </style:style>
    <style:style style:name="P53" style:family="paragraph" style:parent-style-name="Heading_20_2">
      <style:paragraph-properties fo:text-align="start" style:justify-single-word="false"/>
    </style:style>
    <style:style style:name="P54" style:family="paragraph" style:parent-style-name="Heading_20_2">
      <style:paragraph-properties fo:text-align="justify" style:justify-single-word="false"/>
    </style:style>
    <style:style style:name="P55" style:family="paragraph" style:parent-style-name="Heading_20_3">
      <style:paragraph-properties fo:text-align="justify" style:justify-single-word="false" fo:hyphenation-ladder-count="no-limit"/>
      <style:text-properties fo:hyphenate="false" fo:hyphenation-remain-char-count="2" fo:hyphenation-push-char-count="2"/>
    </style:style>
    <style:style style:name="P56" style:family="paragraph" style:parent-style-name="Contents_20_2">
      <style:paragraph-properties>
        <style:tab-stops>
          <style:tab-stop style:position="15.501cm" style:type="right" style:leader-style="dotted" style:leader-text="."/>
        </style:tab-stops>
      </style:paragraph-properties>
    </style:style>
    <style:style style:name="P57"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tyle="italic" style:font-style-asian="italic" style:font-style-complex="italic"/>
    </style:style>
    <style:style style:name="T3" style:family="text">
      <style:text-properties style:font-name-complex="Ari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style:font-name="NewsGotT2" fo:font-size="11pt" style:font-size-asian="11pt" style:font-size-complex="11pt"/>
    </style:style>
    <style:style style:name="T8" style:family="text">
      <style:text-properties fo:color="#000000" style:text-outline="false" style:text-line-through-style="none" style:font-name="NewsGotT2" fo:font-size="11pt" fo:letter-spacing="normal" fo:font-style="normal" fo:text-shadow="none" style:text-underline-style="none" fo:font-weight="normal" style:letter-kerning="false" style:font-name-asian="NewsGotT2" style:font-size-asian="11pt" style:font-style-asian="normal" style:font-weight-asian="normal" style:font-name-complex="NewsGotT2" style:font-size-complex="11pt" style:font-style-complex="normal" style:font-weight-complex="normal" style:text-emphasize="none" style:text-overline-style="none" style:text-overline-color="font-color"/>
    </style:style>
    <style:style style:name="T9" style:family="text">
      <style:text-properties fo:color="#ff0000"/>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Frame">
      <style:graphic-properties fo:margin-left="0cm" fo:margin-right="0.319cm" style:wrap="dynamic" style:number-wrapped-paragraphs="no-limit" style:vertical-pos="from-top"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4"/>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1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ubject>&lt;Nombre Proyecto&gt;</text:subject></text:p>
      <text:p text:style-name="P9"><text:title>Normas de Gestión de Proyecto</text:title></text:p>
      <text:p text:style-name="P8"/>
      <text:p text:style-name="P8"/>
      <text:p text:style-name="P8"/>
      <text:p text:style-name="P8"/>
      <text:p text:style-name="P8"/>
      <text:p text:style-name="Nota_20_al_20_pié">Versión: <text:keywords>0100</text:keywords></text:p>
      <text:p text:style-name="Nota_20_al_20_pié"><text:soft-page-break/>Fecha: DD/MM/AAAA</text:p>
      <text:p text:style-name="Nota_20_al_20_pié"/>
      <text:p text:style-name="Nota_20_al_20_pié"/>
      <text:p text:style-name="P39"/>
      <table:table table:name="Tabla5" table:style-name="Tabla5">
        <table:table-column table:style-name="Tabla5.A"/>
        <table:table-row>
          <table:table-cell table:style-name="Tabla5.A1" office:value-type="string">
            <text:p text:style-name="P2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5"/>
      <text:p text:style-name="P17">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8">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8">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8">Entregable</text:p>
          </table:table-cell>
          <table:table-cell table:style-name="Tabla1.B2" table:number-columns-spanned="3" office:value-type="string">
            <text:p text:style-name="Table_20_Contents"><text:title>Normas de Gestión de Proyecto</text:title></text:p>
          </table:table-cell>
          <table:covered-table-cell/>
          <table:covered-table-cell/>
        </table:table-row>
        <table:table-row>
          <table:table-cell table:style-name="Tabla1.A2" office:value-type="string">
            <text:p text:style-name="P18">Autor</text:p>
          </table:table-cell>
          <table:table-cell table:style-name="Tabla1.B2" table:number-columns-spanned="3" office:value-type="string">
            <text:p text:style-name="P21"><text:user-defined style:data-style-name="N0" text:name="Autor">&lt;Nombre de la Empresa&gt;</text:user-defined></text:p>
          </table:table-cell>
          <table:covered-table-cell/>
          <table:covered-table-cell/>
        </table:table-row>
        <table:table-row>
          <table:table-cell table:style-name="Tabla1.A2" office:value-type="string">
            <text:p text:style-name="P18">Versión/Edición</text:p>
          </table:table-cell>
          <table:table-cell table:style-name="Tabla1.B5" office:value-type="string">
            <text:p text:style-name="Table_20_Contents"><text:keywords>0100</text:keywords></text:p>
          </table:table-cell>
          <table:table-cell table:style-name="Tabla1.A2" office:value-type="string">
            <text:p text:style-name="P18">Fecha Versión</text:p>
          </table:table-cell>
          <table:table-cell table:style-name="Tabla1.B2" office:value-type="string">
            <text:p text:style-name="P20">DD/MM/AAAA</text:p>
          </table:table-cell>
        </table:table-row>
        <table:table-row>
          <table:table-cell table:style-name="Tabla1.A2" office:value-type="string">
            <text:p text:style-name="P18">Aprobado por</text:p>
          </table:table-cell>
          <table:table-cell table:style-name="Tabla1.B5" office:value-type="string">
            <text:p text:style-name="Table_20_Contents"/>
          </table:table-cell>
          <table:table-cell table:style-name="Tabla1.A2" office:value-type="string">
            <text:p text:style-name="P18">Fecha Aprobación</text:p>
          </table:table-cell>
          <table:table-cell table:style-name="Tabla1.B2" office:value-type="string">
            <text:p text:style-name="P20">DD/MM/AAAA</text:p>
          </table:table-cell>
        </table:table-row>
        <table:table-row>
          <table:table-cell table:style-name="Tabla1.B5" office:value-type="string">
            <text:p text:style-name="P18"/>
          </table:table-cell>
          <table:table-cell table:style-name="Tabla1.B5" office:value-type="string">
            <text:p text:style-name="Table_20_Contents"/>
          </table:table-cell>
          <table:table-cell table:style-name="Tabla1.A2" office:value-type="string">
            <text:p text:style-name="P18">Nº Total de Páginas</text:p>
          </table:table-cell>
          <table:table-cell table:style-name="Tabla1.B2" office:value-type="string">
            <text:p text:style-name="P20"><text:page-count>22</text:page-count></text:p>
          </table:table-cell>
        </table:table-row>
      </table:table>
      <text:p text:style-name="Standard"/>
      <text:p text:style-name="P11"/>
      <text:p text:style-name="P11">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del Cambio</text:p>
          </table:table-cell>
        </table:table-row>
        <table:table-row>
          <table:table-cell table:style-name="Tabla3.A2" office:value-type="float" office:value="100">
            <text:p text:style-name="P20">0100</text:p>
          </table:table-cell>
          <table:table-cell table:style-name="Tabla3.B2" office:value-type="string">
            <text:p text:style-name="P20">Versión inicial</text:p>
          </table:table-cell>
          <table:table-cell table:style-name="Tabla3.B2" office:value-type="string">
            <text:p text:style-name="P22">&lt;Nombre Apellido1 Apellido2&gt;</text:p>
          </table:table-cell>
          <table:table-cell table:style-name="Tabla3.D2" office:value-type="string">
            <text:p text:style-name="P20">DD/MM/AAAA</text:p>
          </table:table-cell>
        </table:table-row>
        <table:table-row>
          <table:table-cell table:style-name="Tabla3.B2" office:value-type="string">
            <text:p text:style-name="P20"/>
          </table:table-cell>
          <table:table-cell table:style-name="Tabla3.B2" office:value-type="string">
            <text:p text:style-name="P20"/>
          </table:table-cell>
          <table:table-cell table:style-name="Tabla3.B2" office:value-type="string">
            <text:p text:style-name="P20"/>
          </table:table-cell>
          <table:table-cell table:style-name="Tabla3.D2" office:value-type="string">
            <text:p text:style-name="P20"/>
          </table:table-cell>
        </table:table-row>
        <table:table-row>
          <table:table-cell table:style-name="Tabla3.B2" office:value-type="string">
            <text:p text:style-name="P20"/>
          </table:table-cell>
          <table:table-cell table:style-name="Tabla3.B2" office:value-type="string">
            <text:p text:style-name="P20"/>
          </table:table-cell>
          <table:table-cell table:style-name="Tabla3.B2" office:value-type="string">
            <text:p text:style-name="P20"/>
          </table:table-cell>
          <table:table-cell table:style-name="Tabla3.D2" office:value-type="string">
            <text:p text:style-name="P20"/>
          </table:table-cell>
        </table:table-row>
      </table:table>
      <text:p text:style-name="Standard"/>
      <text:p text:style-name="P11"/>
      <text:p text:style-name="P11">CONTROL DE DISTRIBUCIÓN</text:p>
      <text:p text:style-name="Standard"/>
      <table:table table:name="Tabla4" table:style-name="Tabla4">
        <table:table-column table:style-name="Tabla4.A"/>
        <table:table-row>
          <table:table-cell table:style-name="Tabla4.A1" office:value-type="string">
            <text:p text:style-name="P18">Nombre y Apellidos</text:p>
          </table:table-cell>
        </table:table-row>
        <table:table-row>
          <table:table-cell table:style-name="Tabla4.A2" office:value-type="string">
            <text:p text:style-name="P21">&lt;Nombre Apellido1 Apellido2&gt;</text:p>
          </table:table-cell>
        </table:table-row>
        <text:soft-page-break/>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2"><text:a xlink:type="simple" xlink:href="#__RefHeading__8077_363412597" text:style-name="Internet_20_link" text:visited-style-name="Internet_20_link">1 INTRODUCCIÓN<text:tab/>7</text:a></text:p>
          <text:p text:style-name="P56"><text:a xlink:type="simple" xlink:href="#__RefHeading__8079_363412597" text:style-name="Internet_20_link" text:visited-style-name="Internet_20_link">1.1 Objeto<text:tab/>7</text:a></text:p>
          <text:p text:style-name="P56"><text:a xlink:type="simple" xlink:href="#__RefHeading__8081_363412597" text:style-name="Internet_20_link" text:visited-style-name="Internet_20_link">1.2 Alcance<text:tab/>7</text:a></text:p>
          <text:p text:style-name="P52"><text:a xlink:type="simple" xlink:href="#__RefHeading__8083_363412597" text:style-name="Internet_20_link" text:visited-style-name="Internet_20_link">2 DESCRIPCIÓN DEL PROYECTO<text:tab/>8</text:a></text:p>
          <text:p text:style-name="P56"><text:a xlink:type="simple" xlink:href="#__RefHeading__8085_363412597" text:style-name="Internet_20_link" text:visited-style-name="Internet_20_link">2.1 Descripción del Proyecto<text:tab/>8</text:a></text:p>
          <text:p text:style-name="P56"><text:a xlink:type="simple" xlink:href="#__RefHeading__8087_363412597" text:style-name="Internet_20_link" text:visited-style-name="Internet_20_link">2.2 Objetivos y Razones que Impulsan su Consecución<text:tab/>8</text:a></text:p>
          <text:p text:style-name="P56"><text:a xlink:type="simple" xlink:href="#__RefHeading__8089_363412597" text:style-name="Internet_20_link" text:visited-style-name="Internet_20_link">2.3 Entorno del Proyecto<text:tab/>8</text:a></text:p>
          <text:p text:style-name="P56"><text:a xlink:type="simple" xlink:href="#__RefHeading__8091_363412597" text:style-name="Internet_20_link" text:visited-style-name="Internet_20_link">2.4 Factores Críticos<text:tab/>8</text:a></text:p>
          <text:p text:style-name="P56"><text:a xlink:type="simple" xlink:href="#__RefHeading__1353_269711773" text:style-name="Internet_20_link" text:visited-style-name="Internet_20_link">2.5 Factores Decisión de la Tipología del Proyecto<text:tab/>9</text:a></text:p>
          <text:p text:style-name="P56"><text:a xlink:type="simple" xlink:href="#__RefHeading__2403_1944067543" text:style-name="Internet_20_link" text:visited-style-name="Internet_20_link">2.6 Metodología de Desarrollo del Proyecto<text:tab/>9</text:a></text:p>
          <text:p text:style-name="P56"><text:a xlink:type="simple" xlink:href="#__RefHeading__8093_363412597" text:style-name="Internet_20_link" text:visited-style-name="Internet_20_link">2.7 Restricciones<text:tab/>9</text:a></text:p>
          <text:p text:style-name="P52"><text:a xlink:type="simple" xlink:href="#__RefHeading__8095_363412597" text:style-name="Internet_20_link" text:visited-style-name="Internet_20_link">3 ESTRUCTURA ORGANIZATIVA DEL EQUIPO DE PROYECTO<text:tab/>10</text:a></text:p>
          <text:p text:style-name="P56"><text:a xlink:type="simple" xlink:href="#__RefHeading__8097_363412597" text:style-name="Internet_20_link" text:visited-style-name="Internet_20_link">3.1 Estructura Organizativa Interna del Equipo de Proyecto<text:tab/>10</text:a></text:p>
          <text:p text:style-name="P56"><text:a xlink:type="simple" xlink:href="#__RefHeading__8099_363412597" text:style-name="Internet_20_link" text:visited-style-name="Internet_20_link">3.2 Subcontrataciones Realizadas<text:tab/>10</text:a></text:p>
          <text:p text:style-name="P56"><text:a xlink:type="simple" xlink:href="#__RefHeading__24496_1432652964" text:style-name="Internet_20_link" text:visited-style-name="Internet_20_link">3.3 Estructura Organizativa Externa<text:tab/>10</text:a></text:p>
          <text:p text:style-name="P56"><text:a xlink:type="simple" xlink:href="#__RefHeading__8103_363412597" text:style-name="Internet_20_link" text:visited-style-name="Internet_20_link">3.4 Personal de la Organización<text:tab/>11</text:a></text:p>
          <text:p text:style-name="P52"><text:a xlink:type="simple" xlink:href="#__RefHeading__8105_363412597" text:style-name="Internet_20_link" text:visited-style-name="Internet_20_link">4 MECANISMOS DE GESTIÓN DEL PROYECTO<text:tab/>12</text:a></text:p>
          <text:p text:style-name="P56"><text:a xlink:type="simple" xlink:href="#__RefHeading__1355_269711773" text:style-name="Internet_20_link" text:visited-style-name="Internet_20_link">4.1 Estimación inicial del proyecto<text:tab/>12</text:a></text:p>
          <text:p text:style-name="P56"><text:a xlink:type="simple" xlink:href="#__RefHeading__8107_363412597" text:style-name="Internet_20_link" text:visited-style-name="Internet_20_link">4.2 Planificación del Proyecto<text:tab/>12</text:a></text:p>
          <text:p text:style-name="P57"><text:a xlink:type="simple" xlink:href="#__RefHeading__8109_363412597" text:style-name="Internet_20_link" text:visited-style-name="Internet_20_link">4.2.1 Calendario General del Proyecto<text:tab/>12</text:a></text:p>
          <text:p text:style-name="P57"><text:a xlink:type="simple" xlink:href="#__RefHeading__8111_363412597" text:style-name="Internet_20_link" text:visited-style-name="Internet_20_link">4.2.2 Relación de Entregas<text:tab/>13</text:a></text:p>
          <text:p text:style-name="P57"><text:a xlink:type="simple" xlink:href="#__RefHeading__8113_363412597" text:style-name="Internet_20_link" text:visited-style-name="Internet_20_link">4.2.3 Planificación Detallada<text:tab/>14</text:a></text:p>
          <text:p text:style-name="P56"><text:a xlink:type="simple" xlink:href="#__RefHeading__1357_269711773" text:style-name="Internet_20_link" text:visited-style-name="Internet_20_link">4.3 Planificar la gestión de datos<text:tab/>14</text:a></text:p>
          <text:p text:style-name="P56"><text:soft-page-break/><text:a xlink:type="simple" xlink:href="#__RefHeading__8115_363412597" text:style-name="Internet_20_link" text:visited-style-name="Internet_20_link">4.4 Control y Seguimiento del Proyecto<text:tab/>14</text:a></text:p>
          <text:p text:style-name="P56"><text:a xlink:type="simple" xlink:href="#__RefHeading__8117_363412597" text:style-name="Internet_20_link" text:visited-style-name="Internet_20_link">4.5 Gestión de Cambios <text:tab/>15</text:a></text:p>
          <text:p text:style-name="P56"><text:a xlink:type="simple" xlink:href="#__RefHeading__8119_363412597" text:style-name="Internet_20_link" text:visited-style-name="Internet_20_link">4.6 Gestión de Incidencias y de Defectos<text:tab/>15</text:a></text:p>
          <text:p text:style-name="P56"><text:a xlink:type="simple" xlink:href="#__RefHeading__8121_363412597" text:style-name="Internet_20_link" text:visited-style-name="Internet_20_link">4.7 Gestión de la Revisión de Productos<text:tab/>15</text:a></text:p>
          <text:p text:style-name="P56"><text:a xlink:type="simple" xlink:href="#__RefHeading__8123_363412597" text:style-name="Internet_20_link" text:visited-style-name="Internet_20_link">4.8 Notificaciones<text:tab/>16</text:a></text:p>
          <text:p text:style-name="P52"><text:a xlink:type="simple" xlink:href="#__RefHeading__8125_363412597" text:style-name="Internet_20_link" text:visited-style-name="Internet_20_link">5 GESTIÓN DE LA CONFIGURACIÓN<text:tab/>17</text:a></text:p>
          <text:p text:style-name="P56"><text:a xlink:type="simple" xlink:href="#__RefHeading__1359_269711773" text:style-name="Internet_20_link" text:visited-style-name="Internet_20_link">5.1 Herramientas de soporte del Proyecto<text:tab/>17</text:a></text:p>
          <text:p text:style-name="P56"><text:a xlink:type="simple" xlink:href="#__RefHeading__8127_363412597" text:style-name="Internet_20_link" text:visited-style-name="Internet_20_link">5.2 Almacenamiento de los Entregables del Proyecto: Documentación y Binarios<text:tab/>17</text:a></text:p>
          <text:p text:style-name="P56"><text:a xlink:type="simple" xlink:href="#__RefHeading__8129_363412597" text:style-name="Internet_20_link" text:visited-style-name="Internet_20_link">5.3 Nomenclatura de la Documentación del Proyecto<text:tab/>18</text:a></text:p>
          <text:p text:style-name="P56"><text:a xlink:type="simple" xlink:href="#__RefHeading__8131_363412597" text:style-name="Internet_20_link" text:visited-style-name="Internet_20_link">5.4 Acceso a la Documentación del Proyecto<text:tab/>19</text:a></text:p>
          <text:p text:style-name="P56"><text:a xlink:type="simple" xlink:href="#__RefHeading__8133_363412597" text:style-name="Internet_20_link" text:visited-style-name="Internet_20_link">5.5 Control de Versiones<text:tab/>19</text:a></text:p>
          <text:p text:style-name="P52"><text:a xlink:type="simple" xlink:href="#__RefHeading__8135_363412597" text:style-name="Internet_20_link" text:visited-style-name="Internet_20_link">6 ANEXOS<text:tab/>20</text:a></text:p>
          <text:p text:style-name="P52"><text:a xlink:type="simple" xlink:href="#__RefHeading__8137_363412597" text:style-name="Internet_20_link" text:visited-style-name="Internet_20_link">7 GLOSARIO<text:tab/>21</text:a></text:p>
          <text:p text:style-name="P52"><text:a xlink:type="simple" xlink:href="#__RefHeading__8139_363412597" text:style-name="Internet_20_link" text:visited-style-name="Internet_20_link">8 BIBLIOGRAFÍA Y REFERENCIAS<text:tab/>22</text:a></text:p>
        </text:index-body>
      </text:table-of-content>
      <text:p text:style-name="Text_20_body"/>
      <text:p text:style-name="P38"><text:s/></text:p>
      <text:p text:style-name="P38"/>
      <text:h text:style-name="Heading_20_1" text:outline-level="1"><text:bookmark-start text:name="__RefHeading__8077_363412597"/>INTRODUCCIÓN<text:bookmark-end text:name="__RefHeading__8077_363412597"/></text:h>
      <text:h text:style-name="Heading_20_2" text:outline-level="2"><text:bookmark-start text:name="__RefHeading__8079_363412597"/>Objeto<text:bookmark-end text:name="__RefHeading__8079_363412597"/></text:h>
      <text:p text:style-name="P28">Este documento pretende sentar las bases para la gestión, control, planificación y seguimiento del proyecto <text:span text:style-name="T2">&lt;Nombre del Proyecto&gt;.</text:span></text:p>
      <text:p text:style-name="P28">Se definen los principales mecanismos de gestión y ejecución del proyecto, las responsabilidades por ambas partes (cliente y proveedor), y se 'aprueba' la planificación global del proyecto a alto nivel (WBS) identificando los hitos principales.</text:p>
      <text:p text:style-name="P3">Una vez aprobado tras la reunión de arranque, se convierte en el documento oficial del trabajo a realizar en el proyecto.</text:p>
      <text:p text:style-name="P3"/>
      <text:h text:style-name="Heading_20_2" text:outline-level="2"><text:bookmark-start text:name="__RefHeading__8081_363412597"/>Alcance<text:bookmark-end text:name="__RefHeading__8081_363412597"/></text:h>
      <text:p text:style-name="Text_20_body"><draw:frame draw:style-name="fr1" draw:name="Marco3" text:anchor-type="paragraph" svg:x="0.035cm" svg:y="1.341cm" svg:width="15.93cm" draw:z-index="0"><draw:text-box fo:min-height="1.201cm"><text:p text:style-name="Text_20_body">Unidades organizativas y responsabilidades a las que va dirigida el documento y que participan en su generación, validación y registro según el modelo de MADEJA.</text:p></draw:text-box></draw:frame>&lt;Introduzca contenido y <text:s/>borre cuadro&gt;</text:p>
      <text:h text:style-name="Heading_20_1" text:outline-level="1"><text:bookmark-start text:name="__RefHeading__8083_363412597"/>DESCRIPCIÓN DEL PROYECTO<text:bookmark-end text:name="__RefHeading__8083_363412597"/></text:h>
      <text:p text:style-name="P30">El objetivo fundamental de este apartado es describir el punto de partida del proyecto. Es decir, recoger los objetivo fundamentales del proyecto, cuál es el entorno, factores críticos de éxito, restricciones, etc. Se trata de localizar la definición inicial del proyecto.</text:p>
      <text:h text:style-name="Heading_20_2" text:outline-level="2"><text:bookmark-start text:name="__RefHeading__8085_363412597"/>Descripción del Proyecto<text:bookmark-end text:name="__RefHeading__8085_363412597"/></text:h>
      <text:p text:style-name="Text_20_body">&lt;Introduzca contenido y <text:s/>borre cuadro&gt;</text:p>
      <text:p text:style-name="Standard"><draw:frame draw:style-name="fr1" draw:name="Marco1" text:anchor-type="paragraph" svg:x="0.035cm" svg:y="0.34cm" svg:width="15.93cm" draw:z-index="1"><draw:text-box fo:min-height="1.201cm"><text:p text:style-name="P2">incluir una descripción del proyecto en el que se incluyan los aspectos más relevantes del mismo.</text:p></draw:text-box></draw:frame></text:p>
      <text:h text:style-name="Heading_20_2" text:outline-level="2"><text:bookmark-start text:name="__RefHeading__8087_363412597"/>Objetivos y Razones que Impulsan su Consecución<text:bookmark-end text:name="__RefHeading__8087_363412597"/></text:h>
      <text:p text:style-name="Text_20_body">&lt;Introduzca contenido y <text:s/>borre cuadro&gt;</text:p>
      <text:p text:style-name="P14"><draw:frame draw:style-name="fr1" draw:name="Marco2" text:anchor-type="paragraph" svg:x="0.035cm" svg:y="0.34cm" svg:width="15.93cm" draw:z-index="2"><draw:text-box fo:min-height="1.201cm"><text:p text:style-name="P2">Enumerar los objetivos principales que se persiguen con la elaboración del proyecto, motivando y justificando el por qué de su realización.</text:p></draw:text-box></draw:frame></text:p>
      <text:h text:style-name="Heading_20_2" text:outline-level="2"><text:bookmark-start text:name="__RefHeading__8089_363412597"/>Entorno del Proyecto<text:bookmark-end text:name="__RefHeading__8089_363412597"/></text:h>
      <text:p text:style-name="Text_20_body">&lt;Introduzca contenido y <text:s/>borre cuadro&gt;</text:p>
      <text:p text:style-name="P14"><draw:frame draw:style-name="fr1" draw:name="Marco4" text:anchor-type="paragraph" svg:x="0.035cm" svg:y="0.34cm" svg:width="15.93cm" draw:z-index="3"><draw:text-box fo:min-height="1.201cm"><text:p text:style-name="P2">En el caso de proyectos de desarrollo, se hará una pequeña indicación acerca del entorno tecnológico del proyecto, así como de los requerimientos del entorno de desarrollo para llevar a cabo el proyecto.</text:p></draw:text-box></draw:frame></text:p>
      <text:h text:style-name="Heading_20_2" text:outline-level="2"><text:bookmark-start text:name="__RefHeading__8091_363412597"/>Factores Críticos<text:bookmark-end text:name="__RefHeading__8091_363412597"/></text:h>
      <text:p text:style-name="Text_20_body">&lt;Introduzca contenido y <text:s/>borre cuadro&gt;</text:p>
      <text:p text:style-name="P14"><draw:frame draw:style-name="fr1" draw:name="Marco5" text:anchor-type="paragraph" svg:x="0.035cm" svg:y="0.34cm" svg:width="15.93cm" draw:z-index="4"><draw:text-box fo:min-height="1.201cm"><text:p text:style-name="P2">Identificar los factores críticos, en caso de que los haya, que pueden poner en riesgo al éxito del proyecto.</text:p></draw:text-box></draw:frame><text:soft-page-break/></text:p>
      <text:h text:style-name="Heading_20_2" text:outline-level="2"><text:bookmark-start text:name="__RefHeading__1353_269711773"/>Factores Decisión de la Tipología del Proyecto<text:bookmark-end text:name="__RefHeading__1353_269711773"/></text:h>
      <text:p text:style-name="Text_20_body">&lt;Introduzca contenido y <text:s/>borre cuadro&gt;</text:p>
      <text:p text:style-name="P14"><draw:frame draw:style-name="fr1" draw:name="Marco17" text:anchor-type="paragraph" svg:x="0.035cm" svg:y="0.34cm" svg:width="15.93cm" draw:z-index="31"><draw:text-box fo:min-height="1.201cm"><text:p text:style-name="P2">Valorar los factores críticos que establecen la tipología de proyecto, especificando el tipo de proyecto elegido</text:p></draw:text-box></draw:frame></text:p>
      <text:p text:style-name="P14"/>
      <text:h text:style-name="Heading_20_2" text:outline-level="2"><text:bookmark-start text:name="__RefHeading__2403_1944067543"/>Metodología de Desarrollo del Proyecto<text:bookmark-end text:name="__RefHeading__2403_1944067543"/></text:h>
      <text:p text:style-name="P30">&lt;Introduzca contenido y <text:s/>borre cuadro&gt;</text:p>
      <text:p text:style-name="P14"><draw:frame draw:style-name="fr1" draw:name="Marco22" text:anchor-type="paragraph" svg:x="0.035cm" svg:y="0.34cm" svg:width="15.93cm" draw:z-index="41"><draw:text-box fo:min-height="1.201cm"><text:p text:style-name="P2">Especificar el ciclo de vida que va a seguir la ejecución del proyecto, introduciendo los factores mas importantes a considerar </text:p></draw:text-box></draw:frame></text:p>
      <text:p text:style-name="P14"/>
      <text:h text:style-name="Heading_20_2" text:outline-level="2"><text:bookmark-start text:name="__RefHeading__8093_363412597"/>Restricciones<text:bookmark-end text:name="__RefHeading__8093_363412597"/></text:h>
      <text:p text:style-name="Text_20_body">&lt;Introduzca contenido y <text:s/>borre cuadro&gt;</text:p>
      <text:p text:style-name="P14"><draw:frame draw:style-name="fr1" draw:name="Marco6" text:anchor-type="paragraph" svg:x="0.035cm" svg:y="0.34cm" svg:width="15.93cm" draw:z-index="5"><draw:text-box fo:min-height="1.201cm"><text:p text:style-name="P2">Explicar las posibles restricciones que el proyecto tenga a nivel de gestión. Este apartado cobra especial interés cuando la empresa adjudicataria esté formada por más de una empresa.</text:p></draw:text-box></draw:frame></text:p>
      <text:h text:style-name="P51" text:outline-level="1"><text:bookmark-start text:name="__RefHeading__8095_363412597"/>ESTRUCTURA ORGANIZATIVA DEL EQUIPO DE PROYECTO<text:bookmark-end text:name="__RefHeading__8095_363412597"/></text:h>
      <text:h text:style-name="P53" text:outline-level="2"><text:bookmark-start text:name="__RefHeading__8097_363412597"/>Estructura Organizativa Interna del Equipo de Proyecto<text:bookmark-end text:name="__RefHeading__8097_363412597"/></text:h>
      <text:p text:style-name="Text_20_body">&lt;Cumplimente tabla y borre cuadro&gt;</text:p>
      <text:p text:style-name="P15"><draw:frame draw:style-name="fr2" draw:name="Marco7" text:anchor-type="as-char" svg:y="0cm" svg:width="15.93cm" draw:z-index="6"><draw:text-box fo:min-height="1.281cm"><text:list xml:id="list7236109887249882441" text:style-name="WW8Num22"><text:list-header><text:p text:style-name="P50">Incluir una breve descripción de la estructura organizativa interna definida para el equipo de proyecto (definir roles y jerarquía en caso necesario). Se indicarán las personas que dentro del organismo van a dirigir, gestionar,...</text:p></text:list-header></text:list></draw:text-box></draw:frame></text:p>
      <text:p text:style-name="P15"/>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9">Nombre y Apellidos</text:p>
            </table:table-cell>
            <table:table-cell table:style-name="Table8.A1" office:value-type="string">
              <text:p text:style-name="P19">Responsabilidad/es</text:p>
            </table:table-cell>
            <table:table-cell table:style-name="Table8.C1" office:value-type="string">
              <text:p text:style-name="P19">Función/es</text:p>
            </table:table-cell>
          </table:table-row>
        </table:table-header-rows>
        <table:table-row table:style-name="Table8.1">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1">
          <table:table-cell table:style-name="Table8.A2" office:value-type="string">
            <text:p text:style-name="Table_20_Contents"/>
          </table:table-cell>
          <table:table-cell table:style-name="Table8.A2" office:value-type="string">
            <text:p text:style-name="Table_20_Contents"/>
          </table:table-cell>
          <table:table-cell table:style-name="Table8.C2" office:value-type="string">
            <text:p text:style-name="Table_20_Contents"/>
          </table:table-cell>
        </table:table-row>
        <table:table-row table:style-name="Table8.1">
          <table:table-cell table:style-name="Table8.A4" office:value-type="string">
            <text:p text:style-name="Table_20_Contents"/>
          </table:table-cell>
          <table:table-cell table:style-name="Table8.A4" office:value-type="string">
            <text:p text:style-name="Table_20_Contents"/>
          </table:table-cell>
          <table:table-cell table:style-name="Table8.C4" office:value-type="string">
            <text:p text:style-name="Table_20_Contents"/>
          </table:table-cell>
        </table:table-row>
      </table:table>
      <text:p text:style-name="Text_20_body"/>
      <text:h text:style-name="Heading_20_2" text:outline-level="2"><text:bookmark-start text:name="__RefHeading__8099_363412597"/>Subcontrataciones Realizadas<text:bookmark-end text:name="__RefHeading__8099_363412597"/></text:h>
      <text:p text:style-name="Text_20_body">&lt;Introduzca contenido y <text:s/>borre cuadro&gt;</text:p>
      <text:p text:style-name="P14"><draw:frame draw:style-name="fr2" draw:name="Marco8" text:anchor-type="as-char" svg:y="0cm" svg:width="15.93cm" draw:z-index="7"><draw:text-box fo:min-height="1.281cm"><text:list xml:id="list28621882" text:continue-numbering="true" text:style-name="WW8Num22"><text:list-header><text:p text:style-name="P50">Si se presentan subcontrataciones, se deben registrar en este apartado.</text:p></text:list-header></text:list></draw:text-box></draw:frame></text:p>
      <text:p text:style-name="Text_20_body"/>
      <text:h text:style-name="Heading_20_2" text:outline-level="2"><text:bookmark-start text:name="__RefHeading__24496_1432652964"/>Estructura Organizativa Externa<text:bookmark-end text:name="__RefHeading__24496_1432652964"/></text:h>
      <text:p text:style-name="Text_20_body">&lt;Cumplimente tabla y borre cuadro&gt;</text:p>
      <text:p text:style-name="P41"><draw:frame draw:style-name="fr2" draw:name="Marco9" text:anchor-type="as-char" svg:y="0cm" svg:width="15.93cm" draw:z-index="8"><draw:text-box fo:min-height="1.281cm"><text:list xml:id="list28643333" text:continue-numbering="true" text:style-name="WW8Num22"><text:list-header><text:p text:style-name="P50">Se identifican las estructuras organizativas externas a la empresa suministradora que intervienen en el proyecto. Cada una de ellas indicará su equipo de trabajo describiendo el perfil o perfiles de las personas que componen esa unidad.</text:p></text:list-header></text:list></draw:text-box></draw:frame></text:p>
      <text:p text:style-name="P41"/>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P19">Nombre y Apellidos</text:p>
            </table:table-cell>
            <table:table-cell table:style-name="Table6.B1" office:value-type="string">
              <text:p text:style-name="P19">Cargo</text:p>
            </table:table-cell>
          </table:table-row>
        </table:table-header-rows>
        <table:table-row table:style-name="Table6.1">
          <table:table-cell table:style-name="Table6.A2" office:value-type="string">
            <text:p text:style-name="Table_20_Contents"/>
          </table:table-cell>
          <table:table-cell table:style-name="Table6.B2" office:value-type="string">
            <text:p text:style-name="Table_20_Contents"/>
          </table:table-cell>
        </table:table-row>
        <table:table-row table:style-name="Table6.1">
          <table:table-cell table:style-name="Table6.A2" office:value-type="string">
            <text:p text:style-name="Table_20_Contents"/>
          </table:table-cell>
          <table:table-cell table:style-name="Table6.B2" office:value-type="string">
            <text:p text:style-name="Table_20_Contents"/>
          </table:table-cell>
        </table:table-row>
      </table:table>
      <text:p text:style-name="Text_20_body"/>
      <text:p text:style-name="Text_20_body"/>
      <text:h text:style-name="Heading_20_2" text:outline-level="2"><text:bookmark-start text:name="__RefHeading__8103_363412597"/>Personal de la Organización<text:bookmark-end text:name="__RefHeading__8103_363412597"/></text:h>
      <text:p text:style-name="Text_20_body">&lt;Cumplimente tabla y borre cuadro&gt;</text:p>
      <text:p text:style-name="P41"/>
      <text:p text:style-name="P41"><draw:frame draw:style-name="fr2" draw:name="Marco10" text:anchor-type="as-char" svg:y="0cm" svg:width="15.93cm" draw:z-index="9"><draw:text-box fo:min-height="1.281cm"><text:list xml:id="list28647092" text:continue-numbering="true" text:style-name="WW8Num22"><text:list-header><text:p text:style-name="P50">Se indicarán los distintos grupos aportados por la Organización que componen el proyecto: grupo de usuarios expertos, comité de dirección, etc.</text:p></text:list-header></text:list></draw:text-box></draw:frame></text:p>
      <text:p text:style-name="P30"/>
      <table:table table:name="Table9" table:style-name="Table9">
        <table:table-column table:style-name="Table9.A"/>
        <table:table-column table:style-name="Table9.B"/>
        <table:table-header-rows>
          <table:table-row table:style-name="Table9.1">
            <table:table-cell table:style-name="Table9.A1" office:value-type="string">
              <text:p text:style-name="P19">Nombre y Apellidos</text:p>
            </table:table-cell>
            <table:table-cell table:style-name="Table9.B1" office:value-type="string">
              <text:p text:style-name="P19">Cargo</text:p>
            </table:table-cell>
          </table:table-row>
        </table:table-header-rows>
        <table:table-row table:style-name="Table9.1">
          <table:table-cell table:style-name="Table9.A2" office:value-type="string">
            <text:p text:style-name="Table_20_Contents"/>
          </table:table-cell>
          <table:table-cell table:style-name="Table9.B2" office:value-type="string">
            <text:p text:style-name="Table_20_Contents"/>
          </table:table-cell>
        </table:table-row>
        <table:table-row table:style-name="Table9.1">
          <table:table-cell table:style-name="Table9.A2" office:value-type="string">
            <text:p text:style-name="Table_20_Contents"/>
          </table:table-cell>
          <table:table-cell table:style-name="Table9.B2" office:value-type="string">
            <text:p text:style-name="Table_20_Contents"/>
          </table:table-cell>
        </table:table-row>
      </table:table>
      <text:p text:style-name="Text_20_body"/>
      <text:h text:style-name="Heading_20_1" text:outline-level="1"><text:bookmark-start text:name="__RefHeading__8105_363412597"/>MECANISMOS DE GESTIÓN DEL PROYECTO<text:bookmark-end text:name="__RefHeading__8105_363412597"/></text:h>
      <text:p text:style-name="Text_20_body">Por defecto, se aplicarán los procedimientos definidos en MADEJA par la gestión de proyectos. Se presentará la planificación y las entregas definidas en el proyecto. </text:p>
      <text:h text:style-name="Heading_20_2" text:outline-level="2"><text:bookmark-start text:name="__RefHeading__1355_269711773"/>Estimación inicial del proyecto<text:bookmark-end text:name="__RefHeading__1355_269711773"/></text:h>
      <text:p text:style-name="Text_20_body">&lt;Introduzca contenido y <text:s/>borre cuadro&gt;</text:p>
      <text:p text:style-name="Text_20_body"><draw:frame draw:style-name="fr2" draw:name="Marco23" text:anchor-type="as-char" svg:y="0cm" svg:width="15.93cm" draw:z-index="43"><draw:text-box fo:min-height="1.281cm"><text:p text:style-name="Text_20_body">Este apartado deberá contener la <text:span text:style-name="T3">estimación inicial planteada sobre el proyecto. Esta estimación se realizará en base a la metodología propuesta de punto caso de uso. Se especificará la valoración realizada para la estimación del proyecto</text:span></text:p></draw:text-box></draw:frame></text:p>
      <text:h text:style-name="Heading_20_2" text:outline-level="2"><text:bookmark-start text:name="__RefHeading__8107_363412597"/>Planificación del Proyecto<text:bookmark-end text:name="__RefHeading__8107_363412597"/></text:h>
      <text:p text:style-name="Text_20_body">&lt;Introduzca contenido y <text:s/>borre cuadro&gt;</text:p>
      <text:p text:style-name="Text_20_body"><draw:frame draw:style-name="fr2" draw:name="Marco11" text:anchor-type="as-char" svg:y="0cm" svg:width="15.93cm" draw:z-index="32"><draw:text-box fo:min-height="1.281cm"><text:p text:style-name="Text_20_body">Este apartado deberá contener la planificación global del proyecto a alto nivel (WBS). A modo de introducción se debe incluir:</text:p><text:list xml:id="list2845212938795077091" text:style-name="L1"><text:list-item><text:p text:style-name="P46">Descripción de las Actividades que se van a utilizar para planificar el Proyecto.</text:p></text:list-item><text:list-item><text:p text:style-name="P46">Listado de entregables que van a generarse en cada actividad.</text:p></text:list-item><text:list-item><text:p text:style-name="P46">E<text:span text:style-name="T3">n los casos en los que ya se disponga diagrama de Gantt obtenido a partir de ProyectA se podrá incluir con la planificación inicial de las fases.</text:span></text:p></text:list-item></text:list></draw:text-box></draw:frame></text:p>
      <text:p text:style-name="Text_20_body"/>
      <text:h text:style-name="P55" text:outline-level="3"><text:bookmark-start text:name="__RefHeading__8109_363412597"/>Calendario General del Proyecto<text:bookmark-end text:name="__RefHeading__8109_363412597"/></text:h>
      <text:p text:style-name="P31">&lt;Cumplimente tabla y borre cuadro&gt;</text:p>
      <text:p text:style-name="P31"><text:soft-page-break/><draw:frame draw:style-name="fr2" draw:name="Marco12" text:anchor-type="as-char" svg:y="0cm" svg:width="15.93cm" draw:z-index="33"><draw:text-box fo:min-height="1.281cm"><text:p text:style-name="P32">Se deberá cumplimentar la tabla que se indica a continuación. En lugar de la tabla se podrá adjuntar un <text:s/>diagrama de calendario general del proyecto realizado con cualquier herramienta.</text:p><text:p text:style-name="P34">Es importante tener en cuenta el hecho de que un proyecto se divide en procesos (análisis, diseño, etc.) siguiendo la nomenclatura de Métrica (en caso de ser un proyecto de desarrollo software).</text:p><text:p text:style-name="P34">Para proyectos complejos en donde se hayan establecido distintos subproyectos con sus procesos, se deberán nombrar como Hitos. De tal manera, tendremos: Proyecto-[Hitos]-Proceso</text:p></draw:text-box></draw:frame></text:p>
      <text:p text:style-name="P34"/>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19">Hitos y/o procesos</text:p>
            </table:table-cell>
            <table:table-cell table:number-columns-spanned="2">
              <table:table table:is-sub-table="true">
                <table:table-column table:style-name="Table10.B1.1"/>
                <table:table-column table:style-name="Table10.B1.2"/>
                <table:table-row table:style-name="Table10.B1.1">
                  <table:table-cell table:style-name="Table10.A1" table:number-columns-spanned="2" office:value-type="string">
                    <text:p text:style-name="P19">Fecha</text:p>
                  </table:table-cell>
                  <table:covered-table-cell/>
                </table:table-row>
                <table:table-row table:style-name="Table10.B1.1">
                  <table:table-cell table:style-name="Table10.B1.1.2" office:value-type="string">
                    <text:p text:style-name="P19">Inicio</text:p>
                  </table:table-cell>
                  <table:table-cell table:style-name="Table10.B1.1.2" office:value-type="string">
                    <text:p text:style-name="P19">Fin</text:p>
                  </table:table-cell>
                </table:table-row>
              </table:table>
            </table:table-cell>
            <table:covered-table-cell/>
            <table:table-cell table:style-name="Table10.A1" office:value-type="string">
              <text:p text:style-name="P19">Responsable (Recursos Internos ó Empresa Adjudicataria)</text:p>
            </table:table-cell>
          </table:table-row>
          <table:table-row table:style-name="Table10.2">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D2" office:value-type="string">
              <text:p text:style-name="Table_20_Contents"/>
            </table:table-cell>
          </table:table-row>
        </table:table-header-rows>
        <table:table-row table:style-name="Table10.2">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
          </table:table-cell>
          <table:table-cell table:style-name="Table10.D2" office:value-type="string">
            <text:p text:style-name="Table_20_Contents"/>
          </table:table-cell>
        </table:table-row>
      </table:table>
      <text:p text:style-name="Text_20_body"/>
      <text:p text:style-name="Text_20_body"/>
      <text:h text:style-name="P55" text:outline-level="3"><text:bookmark-start text:name="__RefHeading__8111_363412597"/>Relación de Entregas<text:bookmark-end text:name="__RefHeading__8111_363412597"/></text:h>
      <text:p text:style-name="P31">&lt;Cumplimente tabla y borre cuadro&gt;</text:p>
      <text:p text:style-name="P31"><draw:frame draw:style-name="fr2" draw:name="Marco14" text:anchor-type="as-char" svg:y="0cm" svg:width="15.93cm" draw:z-index="34"><draw:text-box fo:min-height="1.281cm"><text:p text:style-name="P32">En este apartado se deberán listar los entregables que se generarán durante el desarrollo del proyecto, indicando el tipo (software, documentación), así como la funcionalidad de cada uno de ellos.</text:p></draw:text-box></draw:frame></text:p>
      <table:table table:name="Tabla6" table:style-name="Tabla6">
        <table:table-column table:style-name="Tabla6.A"/>
        <table:table-column table:style-name="Tabla6.B"/>
        <table:table-column table:style-name="Tabla6.C"/>
        <table:table-row>
          <table:table-cell table:style-name="Tabla6.A1" office:value-type="string">
            <text:p text:style-name="P40">Entregable</text:p>
          </table:table-cell>
          <table:table-cell table:style-name="Tabla6.B1" office:value-type="string">
            <text:p text:style-name="P40">Tipo</text:p>
          </table:table-cell>
          <table:table-cell table:style-name="Tabla6.C1" office:value-type="string">
            <text:p text:style-name="P40">Descripción Funcional </text:p>
          </table:table-cell>
        </table:table-row>
        <table:table-row>
          <table:table-cell table:style-name="Tabla6.A2" office:value-type="string">
            <text:p text:style-name="P12"/>
          </table:table-cell>
          <table:table-cell table:style-name="Tabla6.B2" office:value-type="string">
            <text:p text:style-name="P12"/>
          </table:table-cell>
          <table:table-cell table:style-name="Tabla6.C2" office:value-type="string">
            <text:p text:style-name="P13"/>
          </table:table-cell>
        </table:table-row>
        <table:table-row>
          <table:table-cell table:style-name="Tabla6.A2" office:value-type="string">
            <text:p text:style-name="P12"/>
          </table:table-cell>
          <table:table-cell table:style-name="Tabla6.B2" office:value-type="string">
            <text:p text:style-name="P12"/>
          </table:table-cell>
          <table:table-cell table:style-name="Tabla6.C2" office:value-type="string">
            <text:p text:style-name="P13"/>
          </table:table-cell>
        </table:table-row>
        <table:table-row>
          <table:table-cell table:style-name="Tabla6.A4" office:value-type="string">
            <text:p text:style-name="P12"/>
          </table:table-cell>
          <table:table-cell table:style-name="Tabla6.B4" office:value-type="string">
            <text:p text:style-name="P12"/>
          </table:table-cell>
          <table:table-cell table:style-name="Tabla6.C4" office:value-type="string">
            <text:p text:style-name="P13"/>
          </table:table-cell>
        </table:table-row>
      </table:table>
      <text:p text:style-name="Text_20_body"><text:soft-page-break/></text:p>
      <text:h text:style-name="P55" text:outline-level="3"><text:bookmark-start text:name="__RefHeading__8113_363412597"/>Planificación Detallada<text:bookmark-end text:name="__RefHeading__8113_363412597"/></text:h>
      <text:p text:style-name="P31">&lt;Introduzca contenido y <text:s/>borre cuadro&gt;</text:p>
      <text:p text:style-name="P31"><draw:frame draw:style-name="fr2" draw:name="Marco13" text:anchor-type="as-char" svg:y="0cm" svg:width="15.93cm" draw:z-index="35"><draw:text-box fo:min-height="1.281cm"><text:p text:style-name="P32">El detalle de la planificación se deberá incluir en proyectA. No obstante, si se considera necesario, se podrá incluir un imagen del diagrama de Gantt creado en dicha herramienta.</text:p></draw:text-box></draw:frame></text:p>
      <text:h text:style-name="Heading_20_2" text:outline-level="2"><text:bookmark-start text:name="__RefHeading__1357_269711773"/>Planificar la gestión de datos<text:bookmark-end text:name="__RefHeading__1357_269711773"/></text:h>
      <text:p text:style-name="P31">&lt;Introduzca contenido y <text:s/>borre cuadro&gt;</text:p>
      <text:p text:style-name="Standard"/>
      <text:p text:style-name="Standard"><draw:frame draw:style-name="fr2" draw:name="Marco24" text:anchor-type="as-char" svg:y="0cm" svg:width="15.93cm" draw:z-index="44"><draw:text-box fo:min-height="1.281cm"><text:p text:style-name="P32">En este apartado se debera planificar la gestión de los datos significativos para el proyecto. En el caso de existir migraciones o cargas de datos significativas, establecer la estimación de las mismas. Es conveniente especificar los elementos de entrada de información y las posibles restricciones derivadas.</text:p></draw:text-box></draw:frame></text:p>
      <text:h text:style-name="Heading_20_2" text:outline-level="2"><text:bookmark-start text:name="__RefHeading__8115_363412597"/>Control y Seguimiento del Proyecto<text:bookmark-end text:name="__RefHeading__8115_363412597"/></text:h>
      <text:p text:style-name="P31">&lt;Introduzca contenido y <text:s/>borre cuadro&gt;</text:p>
      <text:p text:style-name="P31"><draw:frame draw:style-name="fr2" draw:name="Marco15" text:anchor-type="as-char" svg:y="0cm" svg:width="15.93cm" draw:z-index="36"><draw:text-box fo:min-height="1.281cm"><text:p text:style-name="P33">Esta es una de las partes cruciales de la gestión de proyectos. En este apartado deberá quedar reflejada la periodicidad con la cuál deben elaborarse los informes de seguimiento, las reuniones de progreso y la documentación asociada al proyecto, pilares básicos del seguimiento y control de un proyecto. Para un mayor rendimiento se definirán los perfiles que asistirán.</text:p></draw:text-box></draw:frame></text:p>
      <text:p text:style-name="P30"/>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40">Tipo</text:p>
          </table:table-cell>
          <table:table-cell table:style-name="Tabla7.B1" office:value-type="string">
            <text:p text:style-name="P40">Periodicidad</text:p>
          </table:table-cell>
          <table:table-cell table:style-name="Tabla7.B1" office:value-type="string">
            <text:p text:style-name="P40">Interlocutores</text:p>
          </table:table-cell>
          <table:table-cell table:style-name="Tabla7.D1" office:value-type="string">
            <text:p text:style-name="P40">Comentarios/Observaciones</text:p>
          </table:table-cell>
        </table:table-row>
        <table:table-row>
          <table:table-cell table:style-name="Tabla7.A2" office:value-type="string">
            <text:p text:style-name="Table_20_Contents">Reuniones de <text:soft-page-break/>seguimiento</text:p>
          </table:table-cell>
          <table:table-cell table:style-name="Tabla7.B2" office:value-type="string">
            <text:p text:style-name="P12"/>
          </table:table-cell>
          <table:table-cell table:style-name="Tabla7.B2" office:value-type="string">
            <text:p text:style-name="P12"/>
          </table:table-cell>
          <table:table-cell table:style-name="Tabla7.D2" office:value-type="string">
            <text:p text:style-name="P13"/>
          </table:table-cell>
        </table:table-row>
        <table:table-row>
          <table:table-cell table:style-name="Tabla7.A2" office:value-type="string">
            <text:p text:style-name="Table_20_Contents">Informes</text:p>
          </table:table-cell>
          <table:table-cell table:style-name="Tabla7.B2" office:value-type="string">
            <text:p text:style-name="P12"/>
          </table:table-cell>
          <table:table-cell table:style-name="Tabla7.B2" office:value-type="string">
            <text:p text:style-name="P12"/>
          </table:table-cell>
          <table:table-cell table:style-name="Tabla7.D2" office:value-type="string">
            <text:p text:style-name="P13"/>
          </table:table-cell>
        </table:table-row>
        <table:table-row>
          <table:table-cell table:style-name="Tabla7.A4" office:value-type="string">
            <text:p text:style-name="Table_20_Contents">Actas</text:p>
          </table:table-cell>
          <table:table-cell table:style-name="Tabla7.B4" office:value-type="string">
            <text:p text:style-name="P12"/>
          </table:table-cell>
          <table:table-cell table:style-name="Tabla7.B4" office:value-type="string">
            <text:p text:style-name="P12"/>
          </table:table-cell>
          <table:table-cell table:style-name="Tabla7.D4" office:value-type="string">
            <text:p text:style-name="P13"/>
          </table:table-cell>
        </table:table-row>
      </table:table>
      <text:p text:style-name="Standard"/>
      <text:p text:style-name="Standard"/>
      <text:h text:style-name="Heading_20_2" text:outline-level="2"><text:bookmark-start text:name="__RefHeading__8117_363412597"/>Gestión de Cambios <text:bookmark-end text:name="__RefHeading__8117_363412597"/></text:h>
      <text:p text:style-name="P31">&lt;Introduzca contenido y <text:s/>borre cuadro&gt;</text:p>
      <text:p text:style-name="P31"><draw:frame draw:style-name="fr2" draw:name="Marco16" text:anchor-type="as-char" svg:y="0cm" svg:width="15.93cm" draw:z-index="37"><draw:text-box fo:min-height="1.281cm"><text:p text:style-name="P33">En este apartado se deberá indicar cómo se van a controlar la Gestión de Cambios del proyecto. Estos cambios serán a nivel organizativo, de alcance de funcionalidad, etc. No se trata de indicarlos, ya que se recogerá en los Informes de Seguimiento, sino cómo se articularán los cambios: quién podrá informar, con cuanto tiempo de antelación, actualización de la planificación y su tiempo de realización, etc.</text:p></draw:text-box></draw:frame></text:p>
      <text:p text:style-name="Text_20_body"/>
      <text:h text:style-name="Heading_20_2" text:outline-level="2"><text:bookmark-start text:name="__RefHeading__8119_363412597"/>Gestión de Incidencias y de Defectos<text:bookmark-end text:name="__RefHeading__8119_363412597"/></text:h>
      <text:p text:style-name="P30">A continuación se indican las herramientas que deberán utilizarse para la gestión de ambos procedimientos:</text:p>
      <text:list xml:id="list553187586186734559" text:style-name="L2">
        <text:list-item>
          <text:p text:style-name="P47">Gestión de Incidencias → NAOS.</text:p>
        </text:list-item>
        <text:list-item>
          <text:p text:style-name="P47">Gestión de Defectos → Redmine.</text:p>
        </text:list-item>
      </text:list>
      <text:p text:style-name="Text_20_body"/>
      <text:h text:style-name="Heading_20_2" text:outline-level="2"><text:bookmark-start text:name="__RefHeading__8121_363412597"/>Gestión de la Revisión de Productos<text:bookmark-end text:name="__RefHeading__8121_363412597"/></text:h>
      <text:p text:style-name="P31">&lt;Introduzca contenido y <text:s/>borre cuadro&gt;</text:p>
      <text:p text:style-name="P31"><draw:frame draw:style-name="fr2" draw:name="Marco18" text:anchor-type="as-char" svg:y="0cm" svg:width="15.93cm" draw:z-index="38"><draw:text-box fo:min-height="1.281cm"><text:p text:style-name="P33">Se deberá indicar cuál va ser el procedimiento para la revisión de productos, fechas para la realización de las tareas, equipos de trabajo que lo van a realizar, etc.</text:p></draw:text-box></draw:frame></text:p>
      <text:p text:style-name="Text_20_body"/>
      <text:h text:style-name="Heading_20_2" text:outline-level="2"><text:bookmark-start text:name="__RefHeading__8123_363412597"/><text:soft-page-break/>Notificaciones<text:bookmark-end text:name="__RefHeading__8123_363412597"/></text:h>
      <text:p text:style-name="P31">&lt;Introduzca contenido y <text:s/>borre cuadro&gt;</text:p>
      <text:p text:style-name="P31"><draw:frame draw:style-name="fr2" draw:name="Marco21" text:anchor-type="as-char" svg:y="0cm" svg:width="15.93cm" draw:z-index="39"><draw:text-box fo:min-height="0.965cm"><text:p text:style-name="P33">En este apartado se indicarán los datos de contacto de las personas interlocutoras en el proyecto.</text:p></draw:text-box></draw:frame></text:p>
      <text:p text:style-name="Text_20_body"/>
      <table:table table:name="Tabla8" table:style-name="Tabla8">
        <table:table-column table:style-name="Tabla8.A"/>
        <table:table-column table:style-name="Tabla8.B"/>
        <table:table-column table:style-name="Tabla8.C"/>
        <table:table-row>
          <table:table-cell table:style-name="Tabla8.A1" office:value-type="string">
            <text:p text:style-name="P40">Nombres y Apellidos</text:p>
          </table:table-cell>
          <table:table-cell table:style-name="Tabla8.B1" office:value-type="string">
            <text:p text:style-name="P40">Correo</text:p>
          </table:table-cell>
          <table:table-cell table:style-name="Tabla8.C1" office:value-type="string">
            <text:p text:style-name="P40">Teléfono</text:p>
          </table:table-cell>
        </table:table-row>
        <table:table-row>
          <table:table-cell table:style-name="Tabla8.A2" office:value-type="string">
            <text:p text:style-name="P12"/>
          </table:table-cell>
          <table:table-cell table:style-name="Tabla8.B2" office:value-type="string">
            <text:p text:style-name="P12"/>
          </table:table-cell>
          <table:table-cell table:style-name="Tabla8.C2" office:value-type="string">
            <text:p text:style-name="P13"/>
          </table:table-cell>
        </table:table-row>
        <table:table-row>
          <table:table-cell table:style-name="Tabla8.A2" office:value-type="string">
            <text:p text:style-name="P12"/>
          </table:table-cell>
          <table:table-cell table:style-name="Tabla8.B2" office:value-type="string">
            <text:p text:style-name="P12"/>
          </table:table-cell>
          <table:table-cell table:style-name="Tabla8.C2" office:value-type="string">
            <text:p text:style-name="P13"/>
          </table:table-cell>
        </table:table-row>
        <table:table-row>
          <table:table-cell table:style-name="Tabla8.A4" office:value-type="string">
            <text:p text:style-name="P12"/>
          </table:table-cell>
          <table:table-cell table:style-name="Tabla8.B4" office:value-type="string">
            <text:p text:style-name="P12"/>
          </table:table-cell>
          <table:table-cell table:style-name="Tabla8.C4" office:value-type="string">
            <text:p text:style-name="P13"/>
          </table:table-cell>
        </table:table-row>
      </table:table>
      <text:p text:style-name="Standard"/>
      <text:p text:style-name="Standard"/>
      <text:h text:style-name="Heading_20_1" text:outline-level="1"><text:bookmark-start text:name="__RefHeading__8125_363412597"/>GESTIÓN DE LA CONFIGURACIÓN<text:bookmark-end text:name="__RefHeading__8125_363412597"/></text:h>
      <text:p text:style-name="P30">En estos apartados recogeremos cómo se van a realizar los entregables, acceso a la documentación, control de versiones, etc.</text:p>
      <text:h text:style-name="Heading_20_2" text:outline-level="2"><text:bookmark-start text:name="__RefHeading__1359_269711773"/>Herramientas de soporte del Proyecto<text:bookmark-end text:name="__RefHeading__1359_269711773"/></text:h>
      <text:p text:style-name="P31">&lt;Cumplimente tabla y borre cuadro&gt;</text:p>
      <text:p text:style-name="P30"><draw:frame draw:style-name="fr2" draw:name="Marco25" text:anchor-type="as-char" svg:y="0cm" svg:width="15.93cm" draw:z-index="45"><draw:text-box fo:min-height="1.281cm"><text:p text:style-name="P32">Se deberá establecer las herramientas de soporte que son utilizadas en la ejecución del proyecto. Indicar la ruta de acceso de cada una de ellas.</text:p></draw:text-box></draw:frame></text:p>
      <text:h text:style-name="P54" text:outline-level="2"><text:bookmark-start text:name="__RefHeading__8127_363412597"/>Almacenamiento de los Entregables del Proyecto: Documentación y Binarios<text:bookmark-end text:name="__RefHeading__8127_363412597"/></text:h>
      <text:p text:style-name="Text_20_body">La documentación del proyecto será entregada en el gestor documental <text:span text:style-name="T5">Alfresco, </text:span><text:span text:style-name="T4">siguiendo la estructura de espacios definida en MADEJA, </text:span>en función de la tipología de proyecto: desarrollo o mantenimiento de software, prestación de servicios, consultoría y otros.</text:p>
      <text:p text:style-name="P35">Ademá<text:span text:style-name="T6">s,</text:span><text:span text:style-name="T7"> a</text:span><text:span text:style-name="T8"> través de los flujos de aprobación, se automatizarán y procedimentarán las revisiones. En los espacios de trabajo que requiera de circuitos de aprobación, existirá al menos la siguiente estructura.</text:span></text:p>
      <text:list xml:id="list5070239774103801865" text:style-name="L3">
        <text:list-item>
          <text:p text:style-name="P48">10. Pendientes de aprobar</text:p>
        </text:list-item>
        <text:list-item>
          <text:p text:style-name="P48">20. Rechazados</text:p>
        </text:list-item>
        <text:list-item>
          <text:p text:style-name="P48">30. Aprobados</text:p>
        </text:list-item>
      </text:list>
      <text:p text:style-name="Text_20_body"/>
      <text:p text:style-name="Text_20_body">El software será entregado en <text:span text:style-name="T5">subversion</text:span> conforme a la política de versionado, utilizando para ello los manuales y pautas establecidas en el subsistema de entorno de <text:span text:style-name="T4">MADEJA.</text:span><text:span text:style-name="T5"> </text:span><text:span text:style-name="T9"><text:s/></text:span></text:p>
      <text:h text:style-name="P54" text:outline-level="2"><text:bookmark-start text:name="__RefHeading__8129_363412597"/><text:soft-page-break/>Nomenclatura de la Documentación del Proyecto<text:bookmark-end text:name="__RefHeading__8129_363412597"/></text:h>
      <text:p text:style-name="P30">Se indicará la nomenclatura de la documentación del proyecto, como por ejemplo si aparecerá número de versión del producto, anagrama del proyecto, fecha de entrega, etc.</text:p>
      <text:p text:style-name="P30">La nomenclatura que se utilizará para la documentación es la siguiente:</text:p>
      <text:p text:style-name="P36">&lt;tipo&gt;_&lt;proyecto&gt;_[&lt;módulo&gt;]_[&lt;versionProducto&gt;]_[&lt;textoIdent&gt;]</text:p>
      <text:p text:style-name="P36"/>
      <table:table table:name="Tabla9" table:style-name="Tabla9">
        <table:table-column table:style-name="Tabla9.A"/>
        <table:table-column table:style-name="Tabla9.B"/>
        <table:table-column table:style-name="Tabla9.C"/>
        <table:table-column table:style-name="Tabla9.D"/>
        <table:table-column table:style-name="Tabla9.E"/>
        <table:table-header-rows>
          <table:table-row>
            <table:table-cell table:style-name="Tabla9.A1" office:value-type="string">
              <text:p text:style-name="P43">Elemento</text:p>
            </table:table-cell>
            <table:table-cell table:style-name="Tabla9.A1" office:value-type="string">
              <text:p text:style-name="P43">Descripción</text:p>
            </table:table-cell>
            <table:table-cell table:style-name="Tabla9.A1" office:value-type="string">
              <text:p text:style-name="P43">Tamaño</text:p>
            </table:table-cell>
            <table:table-cell table:style-name="Tabla9.A1" office:value-type="string">
              <text:p text:style-name="P43">Oblig</text:p>
            </table:table-cell>
            <table:table-cell table:style-name="Tabla9.E1" office:value-type="string">
              <text:p text:style-name="P43">Aplicabilidad</text:p>
            </table:table-cell>
          </table:table-row>
        </table:table-header-rows>
        <table:table-row>
          <table:table-cell table:style-name="Tabla9.A2" office:value-type="string">
            <text:p text:style-name="P25">&lt;tipo&gt;</text:p>
          </table:table-cell>
          <table:table-cell table:style-name="Tabla9.A2" office:value-type="string">
            <text:p text:style-name="P26">Tipo de documento.</text:p>
          </table:table-cell>
          <table:table-cell table:style-name="Tabla9.A2" office:value-type="string">
            <text:p text:style-name="P27">3</text:p>
          </table:table-cell>
          <table:table-cell table:style-name="Tabla9.A2" office:value-type="string">
            <text:p text:style-name="P27">S</text:p>
          </table:table-cell>
          <table:table-cell table:style-name="Tabla9.E2" office:value-type="string">
            <text:p text:style-name="P26">Todos</text:p>
          </table:table-cell>
        </table:table-row>
        <table:table-row>
          <table:table-cell table:style-name="Tabla9.A2" office:value-type="string">
            <text:p text:style-name="P25">&lt;proyecto&gt;</text:p>
          </table:table-cell>
          <table:table-cell table:style-name="Tabla9.A2" office:value-type="string">
            <text:p text:style-name="P26">Proyecto al que pertenece el documento.</text:p>
          </table:table-cell>
          <table:table-cell table:style-name="Tabla9.A2" office:value-type="string">
            <text:p text:style-name="P27">&lt;10</text:p>
          </table:table-cell>
          <table:table-cell table:style-name="Tabla9.A2" office:value-type="string">
            <text:p text:style-name="P27">S</text:p>
          </table:table-cell>
          <table:table-cell table:style-name="Tabla9.E2" office:value-type="string">
            <text:p text:style-name="P26">Todos</text:p>
          </table:table-cell>
        </table:table-row>
        <table:table-row>
          <table:table-cell table:style-name="Tabla9.A2" office:value-type="string">
            <text:p text:style-name="P25">&lt;módulo&gt;</text:p>
          </table:table-cell>
          <table:table-cell table:style-name="Tabla9.A2" office:value-type="string">
            <text:p text:style-name="P26">Módulo dentro del proyecto al que se refiere el documento.</text:p>
          </table:table-cell>
          <table:table-cell table:style-name="Tabla9.A2" office:value-type="string">
            <text:p text:style-name="P27">&lt;10</text:p>
          </table:table-cell>
          <table:table-cell table:style-name="Tabla9.A2" office:value-type="string">
            <text:p text:style-name="P27">N</text:p>
          </table:table-cell>
          <table:table-cell table:style-name="Tabla9.E2" office:value-type="string">
            <text:p text:style-name="P26">Proyectos cuya envergadura justifican su división en módulos.</text:p>
          </table:table-cell>
        </table:table-row>
        <table:table-row>
          <table:table-cell table:style-name="Tabla9.A2" office:value-type="string">
            <text:p text:style-name="P25">&lt;versiónProducto&gt;</text:p>
          </table:table-cell>
          <table:table-cell table:style-name="Tabla9.A2" office:value-type="string">
            <text:p text:style-name="P26">Número de versión del producto a la que se refiere el documento. El número de versión de producto software se establece según la política de versionado expuesta en MADEJA.</text:p>
          </table:table-cell>
          <table:table-cell table:style-name="Tabla9.A2" office:value-type="string">
            <text:p text:style-name="P27">5</text:p>
          </table:table-cell>
          <table:table-cell table:style-name="Tabla9.A2" office:value-type="string">
            <text:p text:style-name="P27">N</text:p>
          </table:table-cell>
          <table:table-cell table:style-name="Tabla9.E2" office:value-type="string">
            <text:p text:style-name="P26">Todos los documentos que se refieren a una versión de <text:s/>producto software. No se incluyen, por ejemplo, los documentos de gestión de proyecto (actas, informes, etc...).</text:p>
          </table:table-cell>
        </table:table-row>
        <table:table-row>
          <table:table-cell table:style-name="Tabla9.A2" office:value-type="string">
            <text:p text:style-name="P25">&lt;textoIdent&gt;</text:p>
          </table:table-cell>
          <table:table-cell table:style-name="Tabla9.A2" office:value-type="string">
            <text:p text:style-name="P26">Texto identificativo. Dependiendo de cada documento este elemento tomará un valor distinto.</text:p>
          </table:table-cell>
          <table:table-cell table:style-name="Tabla9.A2" office:value-type="string">
            <text:p text:style-name="P27">&lt;20</text:p>
          </table:table-cell>
          <table:table-cell table:style-name="Tabla9.A2" office:value-type="string">
            <text:p text:style-name="P27">N</text:p>
          </table:table-cell>
          <table:table-cell table:style-name="Tabla9.E2" office:value-type="string">
            <text:p text:style-name="P26">Todos</text:p>
          </table:table-cell>
        </table:table-row>
      </table:table>
      <text:p text:style-name="P16"/>
      <text:p text:style-name="P16"/>
      <text:p text:style-name="P33">Para más información, a cerca de la nomenclatura de los entregables, consultar la información disponible en el subsistema de Entorno, área Gestión de la Entrega.</text:p>
      <text:h text:style-name="P54" text:outline-level="2"><text:bookmark-start text:name="__RefHeading__8131_363412597"/><text:soft-page-break/>Acceso a la Documentación del Proyecto<text:bookmark-end text:name="__RefHeading__8131_363412597"/></text:h>
      <text:p text:style-name="P30">Toda la documentación del proyecto se entregará en el gestor documental Alfresco, utilizando la estructura de carpetas definida en MADEJA, en función de la tipología del proyecto. Las estructuras de espacios propuestas por MADEJA están disponibles en el subsistema de Ingeniería en el área de Soporte.</text:p>
      <text:h text:style-name="P54" text:outline-level="2"><text:bookmark-start text:name="__RefHeading__8133_363412597"/>Control de Versiones<text:bookmark-end text:name="__RefHeading__8133_363412597"/></text:h>
      <text:p text:style-name="P30">Se utilizará la política de versionado de productos software propuesta en MADEJA, la cuál se basa en la utilización de <text:s/>cuatro dígitos:</text:p>
      <text:p text:style-name="P36">major.minor.revision.[entrega]</text:p>
      <text:list xml:id="list551620993102894250" text:style-name="L4">
        <text:list-item>
          <text:p text:style-name="P49"><text:span text:style-name="T10">major</text:span>: indica la versión principal del software, consistiendo en un conjunto de funcionalidades concretas que son recogidas y cubiertas en dicha versión.</text:p>
        </text:list-item>
        <text:list-item>
          <text:p text:style-name="P49"><text:span text:style-name="T10">minor</text:span>: indica funcionalidad menor cubierta en la versión de software entregada.</text:p>
        </text:list-item>
        <text:list-item>
          <text:p text:style-name="P49"><text:span text:style-name="T10">revision</text:span>: se modifica cuando hay revisiones de código ante fallos de la aplicación.</text:p>
        </text:list-item>
        <text:list-item>
          <text:p text:style-name="P49"><text:span text:style-name="T10">entrega</text:span>: indica el número de veces que la entrega es realizada.</text:p>
        </text:list-item>
      </text:list>
      <text:p text:style-name="Text_20_body"/>
      <text:p text:style-name="P30">Para más información, consultar la política de versionado publicada en MADEJA: http://www.juntadeandalucia.es/xwiki/bin/view/MADEJA/PoliticaVersionado.</text:p>
      <text:p text:style-name="P30"/>
      <text:h text:style-name="Heading_20_1" text:outline-level="1"><text:bookmark-start text:name="__RefHeading__8135_363412597"/>ANEXOS<text:bookmark-end text:name="__RefHeading__8135_363412597"/></text:h>
      <text:p text:style-name="P31">&lt;Introduzca contenido y <text:s/>borre cuadro&gt;</text:p>
      <text:p text:style-name="P31"><draw:frame draw:style-name="fr2" draw:name="Marco19" text:anchor-type="as-char" svg:y="0cm" svg:width="15.93cm" draw:z-index="42"><draw:text-box fo:min-height="1.281cm"><text:p text:style-name="P33">En este apartado se deberá especificar cualquier aspecto importante para el desarrollo del sistema; especialmente, se expondrán los aspectos propias de la gestión del proyecto, metodologías a utilizar, oficinas de calidad, etc.</text:p></draw:text-box></draw:frame></text:p>
      <text:p text:style-name="P30"/>
      <text:p text:style-name="P30"/>
      <text:p text:style-name="Text_20_body"/>
      <text:p text:style-name="Text_20_body"/>
      <text:h text:style-name="Heading_20_1" text:outline-level="1"><text:bookmark-start text:name="__RefHeading__8137_363412597"/>GLOSARIO<text:bookmark-end text:name="__RefHeading__8137_363412597"/></text:h>
      <text:p text:style-name="P31">&lt;Introduzca contenido y <text:s/>borre cuadro&gt;</text:p>
      <text:p text:style-name="P31"><draw:frame draw:style-name="fr2" draw:name="Marco20" text:anchor-type="as-char" svg:y="0cm" svg:width="15.93cm" draw:z-index="40"><draw:text-box fo:min-height="1.281cm"><text:p text:style-name="P33">Este punto contendrá la definición de todos los términos utilizados, y se considere de interés para la comprensión del sistema.</text:p></draw:text-box></draw:frame></text:p>
      <text:p text:style-name="P30"/>
      <table:table table:name="Tabla24" table:style-name="Tabla24">
        <table:table-column table:style-name="Tabla24.A"/>
        <table:table-column table:style-name="Tabla24.B"/>
        <table:table-row table:style-name="Tabla24.1">
          <table:table-cell table:style-name="Tabla24.A1" office:value-type="string">
            <text:p text:style-name="P42">Término</text:p>
          </table:table-cell>
          <table:table-cell table:style-name="Tabla24.B1" office:value-type="string">
            <text:p text:style-name="P42">Descripción</text:p>
          </table:table-cell>
        </table:table-row>
        <table:table-row table:style-name="Tabla24.1">
          <table:table-cell table:style-name="Tabla24.A2" office:value-type="string">
            <text:p text:style-name="P24"/>
          </table:table-cell>
          <table:table-cell table:style-name="Tabla24.B2" office:value-type="string">
            <text:p text:style-name="P24"/>
          </table:table-cell>
        </table:table-row>
        <table:table-row table:style-name="Tabla24.1">
          <table:table-cell table:style-name="Tabla24.A2" office:value-type="string">
            <text:p text:style-name="P24"/>
          </table:table-cell>
          <table:table-cell table:style-name="Tabla24.B2" office:value-type="string">
            <text:p text:style-name="P24"/>
          </table:table-cell>
        </table:table-row>
        <table:table-row table:style-name="Tabla24.1">
          <table:table-cell table:style-name="Tabla24.A4" office:value-type="string">
            <text:p text:style-name="P24"/>
          </table:table-cell>
          <table:table-cell table:style-name="Tabla24.B4" office:value-type="string">
            <text:p text:style-name="P24"/>
          </table:table-cell>
        </table:table-row>
      </table:table>
      <text:p text:style-name="P14"/>
      <text:p text:style-name="Text_20_body"/>
      <text:h text:style-name="Heading_20_1" text:outline-level="1"><text:bookmark-start text:name="__RefHeading__8139_363412597"/>BIBLIOGRAFÍA Y REFERENCIAS<text:bookmark-end text:name="__RefHeading__8139_363412597"/></text:h>
      <text:p text:style-name="P30">En este punto se incluirán las referencias a la documentación utilizada para la elaboración de dicho documento.</text:p>
      <text:p text:style-name="P30"/>
      <table:table table:name="Table5" table:style-name="Table5">
        <table:table-column table:style-name="Table5.A"/>
        <table:table-column table:style-name="Table5.B"/>
        <table:table-row>
          <table:table-cell table:style-name="Table5.A1" office:value-type="string">
            <text:p text:style-name="P19">Referencia</text:p>
          </table:table-cell>
          <table:table-cell table:style-name="Table5.B1" office:value-type="string">
            <text:p text:style-name="P19">Título</text:p>
          </table:table-cell>
        </table:table-row>
        <table:table-row>
          <table:table-cell table:style-name="Table5.A2" office:value-type="string">
            <text:p text:style-name="P23"/>
          </table:table-cell>
          <table:table-cell table:style-name="Table5.B2" office:value-type="string">
            <text:p text:style-name="P23"/>
          </table:table-cell>
        </table:table-row>
        <table:table-row>
          <table:table-cell table:style-name="Table5.A2" office:value-type="string">
            <text:p text:style-name="P23"/>
          </table:table-cell>
          <table:table-cell table:style-name="Table5.B2" office:value-type="string">
            <text:p text:style-name="P23"/>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cm" style:rel-column-width="10105*"/>
    </style:style>
    <style:style style:name="Tabla2.B" style:family="table-column">
      <style:table-column-properties style:column-width="8.274cm" style:rel-column-width="34127*"/>
    </style:style>
    <style:style style:name="Tabla2.C" style:family="table-column">
      <style:table-column-properties style:column-width="5.165cm"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093cm" svg:y="0.476cm" svg:width="2.379cm" svg:height="1.67cm" draw:z-index="13"><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Normas de Gestión de Proyecto</text:title></text:p>
            </table:table-cell>
            <table:table-cell table:style-name="Tabla2.C1" office:value-type="string">
              <text:p text:style-name="MP4"><text:user-defined style:data-style-name="N0" text:name="Departamento">&lt;Unidad Organizativa&gt;</text:user-defined></text:p>
            </table:table-cell>
          </table:table-row>
        </table:table>
        <text:p text:style-name="Standard"/>
      </style:header>
      <style:footer>
        <text:p text:style-name="MP5"><text:span text:style-name="MT1"><text:tab/></text:span>Página <text:page-number text:select-page="current">22</text:page-number> de <text:page-count>2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50</meta:editing-cycles>
    <meta:editing-duration>PT18H5M28S</meta:editing-duration>
    <dc:title>Normas de Gestión de Proyecto</dc:title>
    <dc:date>2013-01-23T08:48:47.31</dc:date>
    <meta:generator>OpenOffice.org/3.4$Win32 OpenOffice.org_project/340m1$Build-9590</meta:generator>
    <meta:keyword>0100</meta:keyword>
    <dc:subject>&lt;Nombre Proyecto&gt;</dc:subject>
    <meta:print-date>2010-01-15T17:08:07</meta:print-date>
    <meta:document-statistic meta:table-count="15" meta:image-count="3" meta:object-count="0" meta:page-count="22" meta:paragraph-count="274" meta:word-count="2153" meta:character-count="14171"/>
    <meta:user-defined meta:name="Autor">&lt;Nombre de la Empresa&gt;</meta:user-defined>
    <meta:user-defined meta:name="Departamento">&lt;Unidad Organizativa&gt;</meta:user-defined>
  </office:meta>
</office:document-meta>
</file>